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7.59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64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color="#006600" fo:font-weight="normal" style:font-weight-asian="normal" style:font-weight-complex="normal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color="#000000" fo:font-weight="bold" style:font-weight-asian="bold" style:font-weight-complex="bold"/>
    </style:style>
    <style:style style:name="ce5" style:family="table-cell" style:parent-style-name="Default">
      <style:text-properties fo:color="#006600"/>
    </style:style>
    <style:style style:name="ce6" style:family="table-cell" style:parent-style-name="Default">
      <style:text-properties fo:color="#000000"/>
    </style:style>
    <style:style style:name="ce7" style:family="table-cell" style:parent-style-name="Default">
      <style:text-properties fo:color="#ff0000"/>
    </style:style>
    <style:style style:name="ce8" style:family="table-cell" style:parent-style-name="Default" style:data-style-name="N99">
      <style:text-properties fo:color="#cc0000" fo:font-weight="bold" style:font-weight-asian="bold" style:font-weight-complex="bold"/>
    </style:style>
    <style:style style:name="ce9" style:family="table-cell" style:parent-style-name="Default">
      <style:text-properties fo:color="#cc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5"/>
        <table:table-column table:style-name="co2" table:number-columns-repeated="3" table:default-cell-style-name="ce6"/>
        <table:table-column table:style-name="co3" table:default-cell-style-name="ce6"/>
        <table:table-column table:style-name="co2" table:number-columns-repeated="14" table:default-cell-style-name="Default"/>
        <table:table-row table:style-name="ro1">
          <table:table-cell table:style-name="ce1" office:value-type="string" calcext:value-type="string">
            <text:p>Start Year</text:p>
          </table:table-cell>
          <table:table-cell table:style-name="Default" office:value-type="float" office:value="2018" calcext:value-type="float">
            <text:p>2018</text:p>
          </table:table-cell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Previous year administrative costs</text:p>
          </table:table-cell>
          <table:table-cell table:style-name="Default" office:value-type="float" office:value="823896" calcext:value-type="float">
            <text:p>823896</text:p>
          </table:table-cell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Previous year management fund contributions</text:p>
          </table:table-cell>
          <table:table-cell table:style-name="Default" office:value-type="float" office:value="84000" calcext:value-type="float">
            <text:p>84000</text:p>
          </table:table-cell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Previous year total budget</text:p>
          </table:table-cell>
          <table:table-cell table:style-name="Default" office:value-type="float" office:value="907896" calcext:value-type="float">
            <text:p>907896</text:p>
          </table:table-cell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Current year projected administrative costs</text:p>
          </table:table-cell>
          <table:table-cell table:style-name="Default" office:value-type="float" office:value="881569" calcext:value-type="float">
            <text:p>881569</text:p>
          </table:table-cell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Current year projected repairs and maint. costs</text:p>
          </table:table-cell>
          <table:table-cell table:style-name="Default" office:value-type="float" office:value="165000" calcext:value-type="float">
            <text:p>165000</text:p>
          </table:table-cell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Current year initial reserve fund amount</text:p>
          </table:table-cell>
          <table:table-cell table:style-name="Default" office:value-type="float" office:value="450000" calcext:value-type="float">
            <text:p>450000</text:p>
          </table:table-cell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Assumed CPI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 office:value-type="string" calcext:value-type="string">
            <text:p>Bank deposit interest rate</text:p>
          </table:table-cell>
          <table:table-cell table:style-name="Default" office:value-type="float" office:value="5" calcext:value-type="float">
            <text:p>5</text:p>
          </table:table-cell>
          <table:table-cell table:style-name="ce7" table:formula="of:=IF([.$B$9]&gt;[.$B$8];&quot;Unrealistic&quot;; &quot;&quot;)">
            <text:p/>
          </table:table-cell>
          <table:table-cell table:style-name="Default" table:number-columns-repeated="2"/>
          <table:table-cell table:number-columns-repeated="14"/>
        </table:table-row>
        <table:table-row table:style-name="ro1" table:number-rows-repeated="2">
          <table:table-cell table:style-name="Default" table:number-columns-repeated="5"/>
          <table:table-cell table:number-columns-repeated="14"/>
        </table:table-row>
        <table:table-row table:style-name="ro1">
          <table:table-cell table:style-name="ce2" office:value-type="string" calcext:value-type="string">
            <text:p>Year</text:p>
          </table:table-cell>
          <table:table-cell table:style-name="ce3" table:number-columns-repeated="5"/>
          <table:table-cell table:style-name="ce3" table:formula="of:=[.B1]" office:value-type="float" office:value="2018" calcext:value-type="float">
            <text:p>2018</text:p>
          </table:table-cell>
          <table:table-cell table:style-name="ce3" table:formula="of:=[.G12]+1" office:value-type="float" office:value="2019" calcext:value-type="float">
            <text:p>2019</text:p>
          </table:table-cell>
          <table:table-cell table:style-name="ce3" table:formula="of:=[.H12]+1" office:value-type="float" office:value="2020" calcext:value-type="float">
            <text:p>2020</text:p>
          </table:table-cell>
          <table:table-cell table:style-name="ce3" table:formula="of:=[.I12]+1" office:value-type="float" office:value="2021" calcext:value-type="float">
            <text:p>2021</text:p>
          </table:table-cell>
          <table:table-cell table:style-name="ce3" table:formula="of:=[.J12]+1" office:value-type="float" office:value="2022" calcext:value-type="float">
            <text:p>2022</text:p>
          </table:table-cell>
          <table:table-cell table:style-name="ce3" table:formula="of:=[.K12]+1" office:value-type="float" office:value="2023" calcext:value-type="float">
            <text:p>2023</text:p>
          </table:table-cell>
          <table:table-cell table:style-name="ce3" table:formula="of:=[.L12]+1" office:value-type="float" office:value="2024" calcext:value-type="float">
            <text:p>2024</text:p>
          </table:table-cell>
          <table:table-cell table:style-name="ce3" table:formula="of:=[.M12]+1" office:value-type="float" office:value="2025" calcext:value-type="float">
            <text:p>2025</text:p>
          </table:table-cell>
          <table:table-cell table:style-name="ce3" table:formula="of:=[.N12]+1" office:value-type="float" office:value="2026" calcext:value-type="float">
            <text:p>2026</text:p>
          </table:table-cell>
          <table:table-cell table:style-name="ce3" table:formula="of:=[.O12]+1" office:value-type="float" office:value="2027" calcext:value-type="float">
            <text:p>202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Proposed budget change real (%)</text:p>
          </table:table-cell>
          <table:table-cell table:style-name="Default" table:number-columns-repeated="4"/>
          <table:table-cell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Proposed budget change nominal (%)</text:p>
          </table:table-cell>
          <table:table-cell table:style-name="Default" table:number-columns-repeated="4"/>
          <table:table-cell/>
          <table:table-cell table:formula="of:=[.$B$8]+[.G13]" office:value-type="float" office:value="21" calcext:value-type="float">
            <text:p>21</text:p>
          </table:table-cell>
          <table:table-cell table:formula="of:=[.$B$8]+[.H13]" office:value-type="float" office:value="20" calcext:value-type="float">
            <text:p>20</text:p>
          </table:table-cell>
          <table:table-cell table:formula="of:=[.$B$8]+[.I13]" office:value-type="float" office:value="7" calcext:value-type="float">
            <text:p>7</text:p>
          </table:table-cell>
          <table:table-cell table:formula="of:=[.$B$8]+[.J13]" office:value-type="float" office:value="7" calcext:value-type="float">
            <text:p>7</text:p>
          </table:table-cell>
          <table:table-cell table:formula="of:=[.$B$8]+[.K13]" office:value-type="float" office:value="7" calcext:value-type="float">
            <text:p>7</text:p>
          </table:table-cell>
          <table:table-cell table:formula="of:=[.$B$8]+[.L13]" office:value-type="float" office:value="7" calcext:value-type="float">
            <text:p>7</text:p>
          </table:table-cell>
          <table:table-cell table:formula="of:=[.$B$8]+[.M13]" office:value-type="float" office:value="7" calcext:value-type="float">
            <text:p>7</text:p>
          </table:table-cell>
          <table:table-cell table:formula="of:=[.$B$8]+[.N13]" office:value-type="float" office:value="7" calcext:value-type="float">
            <text:p>7</text:p>
          </table:table-cell>
          <table:table-cell table:formula="of:=[.$B$8]+[.O13]" office:value-type="float" office:value="7" calcext:value-type="float">
            <text:p>7</text:p>
          </table:table-cell>
          <table:table-cell table:formula="of:=[.$B$8]+[.P13]"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Initial reserve</text:p>
          </table:table-cell>
          <table:table-cell table:style-name="Default" table:number-columns-repeated="4"/>
          <table:table-cell/>
          <table:table-cell table:formula="of:=[.$B$7]" office:value-type="float" office:value="450000" calcext:value-type="float">
            <text:p>450000</text:p>
          </table:table-cell>
          <table:table-cell table:formula="of:=[.G23]" office:value-type="float" office:value="399509.418" calcext:value-type="float">
            <text:p>399509.418</text:p>
          </table:table-cell>
          <table:table-cell table:formula="of:=[.H23]" office:value-type="float" office:value="726149.109" calcext:value-type="float">
            <text:p>726149.109</text:p>
          </table:table-cell>
          <table:table-cell table:formula="of:=[.I23]" office:value-type="float" office:value="893435.499956999" calcext:value-type="float">
            <text:p>893435.499956999</text:p>
          </table:table-cell>
          <table:table-cell table:formula="of:=[.J23]" office:value-type="float" office:value="305191.350797339" calcext:value-type="float">
            <text:p>305191.350797339</text:p>
          </table:table-cell>
          <table:table-cell table:formula="of:=[.K23]" office:value-type="float" office:value="780084.25896167" calcext:value-type="float">
            <text:p>780084.25896167</text:p>
          </table:table-cell>
          <table:table-cell table:formula="of:=[.L23]" office:value-type="float" office:value="464105.538967804" calcext:value-type="float">
            <text:p>464105.538967804</text:p>
          </table:table-cell>
          <table:table-cell table:formula="of:=[.M23]" office:value-type="float" office:value="843362.205697467" calcext:value-type="float">
            <text:p>843362.205697467</text:p>
          </table:table-cell>
          <table:table-cell table:formula="of:=[.N23]" office:value-type="float" office:value="1296854.57295374" calcext:value-type="float">
            <text:p>1296854.57295374</text:p>
          </table:table-cell>
          <table:table-cell table:formula="of:=[.O23]" office:value-type="float" office:value="1946141.89566671" calcext:value-type="float">
            <text:p>1946141.8956667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Admin budget (nominal)</text:p>
          </table:table-cell>
          <table:table-cell table:style-name="Default" table:number-columns-repeated="4"/>
          <table:table-cell/>
          <table:table-cell table:formula="of:=[.$B$5]" office:value-type="float" office:value="881569" calcext:value-type="float">
            <text:p>881569</text:p>
          </table:table-cell>
          <table:table-cell table:formula="of:=[.G16]*(1+[.$B$8]/100)" office:value-type="float" office:value="943278.83" calcext:value-type="float">
            <text:p>943278.83</text:p>
          </table:table-cell>
          <table:table-cell table:formula="of:=[.H16]*(1+[.$B$8]/100)" office:value-type="float" office:value="1009308.3481" calcext:value-type="float">
            <text:p>1009308.3481</text:p>
          </table:table-cell>
          <table:table-cell table:formula="of:=[.I16]*(1+[.$B$8]/100)" office:value-type="float" office:value="1079959.932467" calcext:value-type="float">
            <text:p>1079959.932467</text:p>
          </table:table-cell>
          <table:table-cell table:formula="of:=[.J16]*(1+[.$B$8]/100)" office:value-type="float" office:value="1155557.12773969" calcext:value-type="float">
            <text:p>1155557.12773969</text:p>
          </table:table-cell>
          <table:table-cell table:formula="of:=[.K16]*(1+[.$B$8]/100)" office:value-type="float" office:value="1236446.12668147" calcext:value-type="float">
            <text:p>1236446.12668147</text:p>
          </table:table-cell>
          <table:table-cell table:formula="of:=[.L16]*(1+[.$B$8]/100)" office:value-type="float" office:value="1322997.35554917" calcext:value-type="float">
            <text:p>1322997.35554917</text:p>
          </table:table-cell>
          <table:table-cell table:formula="of:=[.M16]*(1+[.$B$8]/100)" office:value-type="float" office:value="1415607.17043761" calcext:value-type="float">
            <text:p>1415607.17043761</text:p>
          </table:table-cell>
          <table:table-cell table:formula="of:=[.N16]*(1+[.$B$8]/100)" office:value-type="float" office:value="1514699.67236825" calcext:value-type="float">
            <text:p>1514699.67236825</text:p>
          </table:table-cell>
          <table:table-cell table:formula="of:=[.O16]*(1+[.$B$8]/100)" office:value-type="float" office:value="1620728.64943402" calcext:value-type="float">
            <text:p>1620728.64943402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R &amp; M budget (nominal)</text:p>
          </table:table-cell>
          <table:table-cell table:style-name="Default" table:number-columns-repeated="4"/>
          <table:table-cell/>
          <table:table-cell table:formula="of:=[.$B$6]" office:value-type="float" office:value="165000" calcext:value-type="float">
            <text:p>165000</text:p>
          </table:table-cell>
          <table:table-cell table:formula="of:=[.G17]*(1+[.$B$8]/100)" office:value-type="float" office:value="176550" calcext:value-type="float">
            <text:p>176550</text:p>
          </table:table-cell>
          <table:table-cell table:formula="of:=[.H17]*(1+[.$B$8]/100)" office:value-type="float" office:value="188908.5" calcext:value-type="float">
            <text:p>188908.5</text:p>
          </table:table-cell>
          <table:table-cell table:formula="of:=[.I17]*(1+[.$B$8]/100)" office:value-type="float" office:value="202132.095" calcext:value-type="float">
            <text:p>202132.095</text:p>
          </table:table-cell>
          <table:table-cell table:formula="of:=[.J17]*(1+[.$B$8]/100)" office:value-type="float" office:value="216281.34165" calcext:value-type="float">
            <text:p>216281.34165</text:p>
          </table:table-cell>
          <table:table-cell table:formula="of:=[.K17]*(1+[.$B$8]/100)" office:value-type="float" office:value="231421.0355655" calcext:value-type="float">
            <text:p>231421.0355655</text:p>
          </table:table-cell>
          <table:table-cell table:formula="of:=[.L17]*(1+[.$B$8]/100)" office:value-type="float" office:value="247620.508055085" calcext:value-type="float">
            <text:p>247620.508055085</text:p>
          </table:table-cell>
          <table:table-cell table:formula="of:=[.M17]*(1+[.$B$8]/100)" office:value-type="float" office:value="264953.943618941" calcext:value-type="float">
            <text:p>264953.943618941</text:p>
          </table:table-cell>
          <table:table-cell table:formula="of:=[.N17]*(1+[.$B$8]/100)" office:value-type="float" office:value="283500.719672267" calcext:value-type="float">
            <text:p>283500.719672267</text:p>
          </table:table-cell>
          <table:table-cell table:formula="of:=[.O17]*(1+[.$B$8]/100)" office:value-type="float" office:value="303345.770049326" calcext:value-type="float">
            <text:p>303345.770049326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Total budget (nominal)</text:p>
          </table:table-cell>
          <table:table-cell table:style-name="Default" table:number-columns-repeated="4"/>
          <table:table-cell/>
          <table:table-cell table:formula="of:=[.$B$4]*(1+[.G14]/100)" office:value-type="float" office:value="1098554.16" calcext:value-type="float">
            <text:p>1098554.16</text:p>
          </table:table-cell>
          <table:table-cell table:formula="of:=[.G18]*(1+[.H14]/100)" office:value-type="float" office:value="1318264.992" calcext:value-type="float">
            <text:p>1318264.992</text:p>
          </table:table-cell>
          <table:table-cell table:formula="of:=[.H18]*(1+[.I14]/100)" office:value-type="float" office:value="1410543.54144" calcext:value-type="float">
            <text:p>1410543.54144</text:p>
          </table:table-cell>
          <table:table-cell table:formula="of:=[.I18]*(1+[.J14]/100)" office:value-type="float" office:value="1509281.5893408" calcext:value-type="float">
            <text:p>1509281.5893408</text:p>
          </table:table-cell>
          <table:table-cell table:formula="of:=[.J18]*(1+[.K14]/100)" office:value-type="float" office:value="1614931.30059466" calcext:value-type="float">
            <text:p>1614931.30059466</text:p>
          </table:table-cell>
          <table:table-cell table:formula="of:=[.K18]*(1+[.L14]/100)" office:value-type="float" office:value="1727976.49163628" calcext:value-type="float">
            <text:p>1727976.49163628</text:p>
          </table:table-cell>
          <table:table-cell table:formula="of:=[.L18]*(1+[.M14]/100)" office:value-type="float" office:value="1848934.84605082" calcext:value-type="float">
            <text:p>1848934.84605082</text:p>
          </table:table-cell>
          <table:table-cell table:formula="of:=[.M18]*(1+[.N14]/100)" office:value-type="float" office:value="1978360.28527438" calcext:value-type="float">
            <text:p>1978360.28527438</text:p>
          </table:table-cell>
          <table:table-cell table:formula="of:=[.N18]*(1+[.O14]/100)" office:value-type="float" office:value="2116845.50524359" calcext:value-type="float">
            <text:p>2116845.50524359</text:p>
          </table:table-cell>
          <table:table-cell table:formula="of:=[.O18]*(1+[.P14]/100)" office:value-type="float" office:value="2265024.69061064" calcext:value-type="float">
            <text:p>2265024.69061064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Management budget (nominal)</text:p>
          </table:table-cell>
          <table:table-cell table:style-name="Default" table:number-columns-repeated="4"/>
          <table:table-cell/>
          <table:table-cell table:formula="of:=[.G18]-[.G16]" office:value-type="float" office:value="216985.16" calcext:value-type="float">
            <text:p>216985.16</text:p>
          </table:table-cell>
          <table:table-cell table:formula="of:=[.H18]-[.H16]" office:value-type="float" office:value="374986.162" calcext:value-type="float">
            <text:p>374986.162</text:p>
          </table:table-cell>
          <table:table-cell table:formula="of:=[.I18]-[.I16]" office:value-type="float" office:value="401235.19334" calcext:value-type="float">
            <text:p>401235.19334</text:p>
          </table:table-cell>
          <table:table-cell table:formula="of:=[.J18]-[.J16]" office:value-type="float" office:value="429321.6568738" calcext:value-type="float">
            <text:p>429321.6568738</text:p>
          </table:table-cell>
          <table:table-cell table:formula="of:=[.K18]-[.K16]" office:value-type="float" office:value="459374.172854966" calcext:value-type="float">
            <text:p>459374.172854966</text:p>
          </table:table-cell>
          <table:table-cell table:formula="of:=[.L18]-[.L16]" office:value-type="float" office:value="491530.364954813" calcext:value-type="float">
            <text:p>491530.364954813</text:p>
          </table:table-cell>
          <table:table-cell table:formula="of:=[.M18]-[.M16]" office:value-type="float" office:value="525937.49050165" calcext:value-type="float">
            <text:p>525937.49050165</text:p>
          </table:table-cell>
          <table:table-cell table:formula="of:=[.N18]-[.N16]" office:value-type="float" office:value="562753.114836766" calcext:value-type="float">
            <text:p>562753.114836766</text:p>
          </table:table-cell>
          <table:table-cell table:formula="of:=[.O18]-[.O16]" office:value-type="float" office:value="602145.832875339" calcext:value-type="float">
            <text:p>602145.832875339</text:p>
          </table:table-cell>
          <table:table-cell table:formula="of:=[.P18]-[.P16]" office:value-type="float" office:value="644296.041176613" calcext:value-type="float">
            <text:p>644296.041176613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Management budget OK?</text:p>
          </table:table-cell>
          <table:table-cell table:style-name="Default" table:number-columns-repeated="4"/>
          <table:table-cell/>
          <table:table-cell table:style-name="ce8" table:formula="of:=IF([.G15]&gt;=[.$B$2]; &quot;&quot;; IF([.G15]&gt;=[.$B$2]/4; IF([.G19]&gt;=[.G17]; &quot;&quot;; &quot;NOT OK1&quot;); IF([.G19] &gt;= [.G16]*0.15; &quot;&quot;; &quot;NOT OK2&quot;)))">
            <text:p/>
          </table:table-cell>
          <table:table-cell table:style-name="ce8" table:formula="of:=IF([.H15]&gt;=[.G16]; &quot;!&quot;; IF([.H15]&gt;=[.G16]/4; IF([.H19]&gt;=[.H17]; &quot;&quot;; &quot;NOT OK1&quot;); IF([.H19] &gt;= [.H16]*0.15; &quot;&quot;; &quot;NOT OK2&quot;)))">
            <text:p/>
          </table:table-cell>
          <table:table-cell table:style-name="ce8" table:formula="of:=IF([.I15]&gt;=[.H16]; &quot;!&quot;; IF([.I15]&gt;=[.H16]/4; IF([.I19]&gt;=[.I17]; &quot;&quot;; &quot;NOT OK1&quot;); IF([.I19] &gt;= [.I16]*0.15; &quot;&quot;; &quot;NOT OK2&quot;)))">
            <text:p/>
          </table:table-cell>
          <table:table-cell table:style-name="ce8" table:formula="of:=IF([.J15]&gt;=[.I16]; &quot;!&quot;; IF([.J15]&gt;=[.I16]/4; IF([.J19]&gt;=[.J17]; &quot;&quot;; &quot;NOT OK1&quot;); IF([.J19] &gt;= [.J16]*0.15; &quot;&quot;; &quot;NOT OK2&quot;)))">
            <text:p/>
          </table:table-cell>
          <table:table-cell table:style-name="ce8" table:formula="of:=IF([.K15]&gt;=[.J16]; &quot;!&quot;; IF([.K15]&gt;=[.J16]/4; IF([.K19]&gt;=[.K17]; &quot;&quot;; &quot;NOT OK1&quot;); IF([.K19] &gt;= [.K16]*0.15; &quot;&quot;; &quot;NOT OK2&quot;)))">
            <text:p/>
          </table:table-cell>
          <table:table-cell table:style-name="ce8" table:formula="of:=IF([.L15]&gt;=[.K16]; &quot;!&quot;; IF([.L15]&gt;=[.K16]/4; IF([.L19]&gt;=[.L17]; &quot;&quot;; &quot;NOT OK1&quot;); IF([.L19] &gt;= [.L16]*0.15; &quot;&quot;; &quot;NOT OK2&quot;)))">
            <text:p/>
          </table:table-cell>
          <table:table-cell table:style-name="ce8" table:formula="of:=IF([.M15]&gt;=[.L16]; &quot;!&quot;; IF([.M15]&gt;=[.L16]/4; IF([.M19]&gt;=[.M17]; &quot;&quot;; &quot;NOT OK1&quot;); IF([.M19] &gt;= [.M16]*0.15; &quot;&quot;; &quot;NOT OK2&quot;)))">
            <text:p/>
          </table:table-cell>
          <table:table-cell table:style-name="ce8" table:formula="of:=IF([.N15]&gt;=[.M16]; &quot;!&quot;; IF([.N15]&gt;=[.M16]/4; IF([.N19]&gt;=[.N17]; &quot;&quot;; &quot;NOT OK1&quot;); IF([.N19] &gt;= [.N16]*0.15; &quot;&quot;; &quot;NOT OK2&quot;)))">
            <text:p/>
          </table:table-cell>
          <table:table-cell table:style-name="ce8" table:formula="of:=IF([.O15]&gt;=[.N16]; &quot;!&quot;; IF([.O15]&gt;=[.N16]/4; IF([.O19]&gt;=[.O17]; &quot;&quot;; &quot;NOT OK1&quot;); IF([.O19] &gt;= [.O16]*0.15; &quot;&quot;; &quot;NOT OK2&quot;)))">
            <text:p/>
          </table:table-cell>
          <table:table-cell table:style-name="ce8" table:formula="of:=IF([.P15]&gt;=[.O16]; &quot;!&quot;; IF([.P15]&gt;=[.O16]/4; IF([.P19]&gt;=[.P17]; &quot;&quot;; &quot;NOT OK1&quot;); IF([.P19] &gt;= [.P16]*0.15; &quot;&quot;; &quot;NOT OK2&quot;)))" office:value-type="string" office:string-value="!" calcext:value-type="string">
            <text:p>!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Management spend (nominal)</text:p>
          </table:table-cell>
          <table:table-cell table:style-name="Default" table:number-columns-repeated="4"/>
          <table:table-cell/>
          <table:table-cell table:formula="of:=[.G29]" office:value-type="float" office:value="286500" calcext:value-type="float">
            <text:p>286500</text:p>
          </table:table-cell>
          <table:table-cell table:formula="of:=[.H29]" office:value-type="float" office:value="82925" calcext:value-type="float">
            <text:p>82925</text:p>
          </table:table-cell>
          <table:table-cell table:formula="of:=[.I29]" office:value-type="float" office:value="276493.35" calcext:value-type="float">
            <text:p>276493.35</text:p>
          </table:table-cell>
          <table:table-cell table:formula="of:=[.J29]" office:value-type="float" office:value="1032098.7275" calcext:value-type="float">
            <text:p>1032098.7275</text:p>
          </table:table-cell>
          <table:table-cell table:formula="of:=[.K29]" office:value-type="float" office:value="21628.134165" calcext:value-type="float">
            <text:p>21628.134165</text:p>
          </table:table-cell>
          <table:table-cell table:formula="of:=[.L29]" office:value-type="float" office:value="829609.34870905" calcext:value-type="float">
            <text:p>829609.34870905</text:p>
          </table:table-cell>
          <table:table-cell table:formula="of:=[.M29]" office:value-type="float" office:value="186840.928805201" calcext:value-type="float">
            <text:p>186840.928805201</text:p>
          </table:table-cell>
          <table:table-cell table:formula="of:=[.N29]" office:value-type="float" office:value="171015.727244953" calcext:value-type="float">
            <text:p>171015.727244953</text:p>
          </table:table-cell>
          <table:table-cell table:formula="of:=[.O29]" office:value-type="float" office:value="45531.9337655459" calcext:value-type="float">
            <text:p>45531.9337655459</text:p>
          </table:table-cell>
          <table:table-cell table:formula="of:=[.P29]" office:value-type="float" office:value="462372.491923669" calcext:value-type="float">
            <text:p>462372.491923669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inal reserve (real)</text:p>
          </table:table-cell>
          <table:table-cell table:style-name="Default" table:number-columns-repeated="4"/>
          <table:table-cell/>
          <table:table-cell table:formula="of:=[.G23]/((1+[.$B$8]/100)^([.G12]-[.$B$1]))" office:value-type="float" office:value="399509.418" calcext:value-type="float">
            <text:p>399509.418</text:p>
          </table:table-cell>
          <table:table-cell table:formula="of:=[.H23]/((1+[.$B$8]/100)^([.H12]-[.$B$1]))" office:value-type="float" office:value="678644.027102803" calcext:value-type="float">
            <text:p>678644.027102803</text:p>
          </table:table-cell>
          <table:table-cell table:formula="of:=[.I23]/((1+[.$B$8]/100)^([.I12]-[.$B$1]))" office:value-type="float" office:value="780361.166876583" calcext:value-type="float">
            <text:p>780361.166876583</text:p>
          </table:table-cell>
          <table:table-cell table:formula="of:=[.J23]/((1+[.$B$8]/100)^([.J12]-[.$B$1]))" office:value-type="float" office:value="249127.051701319" calcext:value-type="float">
            <text:p>249127.051701319</text:p>
          </table:table-cell>
          <table:table-cell table:formula="of:=[.K23]/((1+[.$B$8]/100)^([.K12]-[.$B$1]))" office:value-type="float" office:value="595122.5461555" calcext:value-type="float">
            <text:p>595122.5461555</text:p>
          </table:table-cell>
          <table:table-cell table:formula="of:=[.L23]/((1+[.$B$8]/100)^([.L12]-[.$B$1]))" office:value-type="float" office:value="330900.835105864" calcext:value-type="float">
            <text:p>330900.835105864</text:p>
          </table:table-cell>
          <table:table-cell table:formula="of:=[.M23]/((1+[.$B$8]/100)^([.M12]-[.$B$1]))" office:value-type="float" office:value="561967.847627249" calcext:value-type="float">
            <text:p>561967.847627249</text:p>
          </table:table-cell>
          <table:table-cell table:formula="of:=[.N23]/((1+[.$B$8]/100)^([.N12]-[.$B$1]))" office:value-type="float" office:value="807615.850568795" calcext:value-type="float">
            <text:p>807615.850568795</text:p>
          </table:table-cell>
          <table:table-cell table:formula="of:=[.O23]/((1+[.$B$8]/100)^([.O12]-[.$B$1]))" office:value-type="float" office:value="1132672.30205349" calcext:value-type="float">
            <text:p>1132672.30205349</text:p>
          </table:table-cell>
          <table:table-cell table:formula="of:=[.P23]/((1+[.$B$8]/100)^([.P12]-[.$B$1]))" office:value-type="float" office:value="1215402.93201511" calcext:value-type="float">
            <text:p>1215402.93201511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inal reserve (nominal)</text:p>
          </table:table-cell>
          <table:table-cell table:style-name="Default" table:number-columns-repeated="4"/>
          <table:table-cell/>
          <table:table-cell table:formula="of:=([.G15]+[.G19]-[.G21])*(1+[.$B$9]/100)" office:value-type="float" office:value="399509.418" calcext:value-type="float">
            <text:p>399509.418</text:p>
          </table:table-cell>
          <table:table-cell table:formula="of:=([.H15]+[.H19]-[.H21])*(1+[.$B$9]/100)" office:value-type="float" office:value="726149.109" calcext:value-type="float">
            <text:p>726149.109</text:p>
          </table:table-cell>
          <table:table-cell table:formula="of:=([.I15]+[.I19]-[.I21])*(1+[.$B$9]/100)" office:value-type="float" office:value="893435.499956999" calcext:value-type="float">
            <text:p>893435.499956999</text:p>
          </table:table-cell>
          <table:table-cell table:formula="of:=([.J15]+[.J19]-[.J21])*(1+[.$B$9]/100)" office:value-type="float" office:value="305191.350797339" calcext:value-type="float">
            <text:p>305191.350797339</text:p>
          </table:table-cell>
          <table:table-cell table:formula="of:=([.K15]+[.K19]-[.K21])*(1+[.$B$9]/100)" office:value-type="float" office:value="780084.25896167" calcext:value-type="float">
            <text:p>780084.25896167</text:p>
          </table:table-cell>
          <table:table-cell table:formula="of:=([.L15]+[.L19]-[.L21])*(1+[.$B$9]/100)" office:value-type="float" office:value="464105.538967804" calcext:value-type="float">
            <text:p>464105.538967804</text:p>
          </table:table-cell>
          <table:table-cell table:formula="of:=([.M15]+[.M19]-[.M21])*(1+[.$B$9]/100)" office:value-type="float" office:value="843362.205697467" calcext:value-type="float">
            <text:p>843362.205697467</text:p>
          </table:table-cell>
          <table:table-cell table:formula="of:=([.N15]+[.N19]-[.N21])*(1+[.$B$9]/100)" office:value-type="float" office:value="1296854.57295374" calcext:value-type="float">
            <text:p>1296854.57295374</text:p>
          </table:table-cell>
          <table:table-cell table:formula="of:=([.O15]+[.O19]-[.O21])*(1+[.$B$9]/100)" office:value-type="float" office:value="1946141.89566671" calcext:value-type="float">
            <text:p>1946141.89566671</text:p>
          </table:table-cell>
          <table:table-cell table:formula="of:=([.P15]+[.P19]-[.P21])*(1+[.$B$9]/100)" office:value-type="float" office:value="2234468.71716564" calcext:value-type="float">
            <text:p>2234468.71716564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Final reserve OK?</text:p>
          </table:table-cell>
          <table:table-cell table:style-name="Default" table:number-columns-repeated="4"/>
          <table:table-cell/>
          <table:table-cell table:style-name="ce9" table:formula="of:=IF([.G23]&gt;=[.G16]/4;&quot;&quot;;&quot;NOT OK&quot;)">
            <text:p/>
          </table:table-cell>
          <table:table-cell table:style-name="ce9" table:formula="of:=IF([.H23]&gt;=[.H16]/4;&quot;&quot;;&quot;NOT OK&quot;)">
            <text:p/>
          </table:table-cell>
          <table:table-cell table:style-name="ce9" table:formula="of:=IF([.I23]&gt;=[.I16]/4;&quot;&quot;;&quot;NOT OK&quot;)">
            <text:p/>
          </table:table-cell>
          <table:table-cell table:style-name="ce9" table:formula="of:=IF([.J23]&gt;=[.J16]/4;&quot;&quot;;&quot;NOT OK&quot;)">
            <text:p/>
          </table:table-cell>
          <table:table-cell table:style-name="ce9" table:formula="of:=IF([.K23]&gt;=[.K16]/4;&quot;&quot;;&quot;NOT OK&quot;)">
            <text:p/>
          </table:table-cell>
          <table:table-cell table:style-name="ce9" table:formula="of:=IF([.L23]&gt;=[.L16]/4;&quot;&quot;;&quot;NOT OK&quot;)">
            <text:p/>
          </table:table-cell>
          <table:table-cell table:style-name="ce9" table:formula="of:=IF([.M23]&gt;=[.M16]/4;&quot;&quot;;&quot;NOT OK&quot;)">
            <text:p/>
          </table:table-cell>
          <table:table-cell table:style-name="ce9" table:formula="of:=IF([.N23]&gt;=[.N16]/4;&quot;&quot;;&quot;NOT OK&quot;)">
            <text:p/>
          </table:table-cell>
          <table:table-cell table:style-name="ce9" table:formula="of:=IF([.O23]&gt;=[.O16]/4;&quot;&quot;;&quot;NOT OK&quot;)">
            <text:p/>
          </table:table-cell>
          <table:table-cell table:style-name="ce9" table:formula="of:=IF([.P23]&gt;=[.P16]/4;&quot;&quot;;&quot;NOT OK&quot;)">
            <text:p/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5"/>
          <table:table-cell table:number-columns-repeated="14"/>
        </table:table-row>
        <table:table-row table:style-name="ro1">
          <table:table-cell table:style-name="ce3" office:value-type="string" calcext:value-type="string">
            <text:p>Totals</text:p>
          </table:table-cell>
          <table:table-cell table:style-name="Default" table:number-columns-repeated="4"/>
          <table:table-cell/>
          <table:table-cell table:formula="of:=[.$B$1]" office:value-type="float" office:value="2018" calcext:value-type="float">
            <text:p>2018</text:p>
          </table:table-cell>
          <table:table-cell table:formula="of:=[.G27]+1" office:value-type="float" office:value="2019" calcext:value-type="float">
            <text:p>2019</text:p>
          </table:table-cell>
          <table:table-cell table:formula="of:=[.H27]+1" office:value-type="float" office:value="2020" calcext:value-type="float">
            <text:p>2020</text:p>
          </table:table-cell>
          <table:table-cell table:formula="of:=[.I27]+1" office:value-type="float" office:value="2021" calcext:value-type="float">
            <text:p>2021</text:p>
          </table:table-cell>
          <table:table-cell table:formula="of:=[.J27]+1" office:value-type="float" office:value="2022" calcext:value-type="float">
            <text:p>2022</text:p>
          </table:table-cell>
          <table:table-cell table:formula="of:=[.K27]+1" office:value-type="float" office:value="2023" calcext:value-type="float">
            <text:p>2023</text:p>
          </table:table-cell>
          <table:table-cell table:formula="of:=[.L27]+1" office:value-type="float" office:value="2024" calcext:value-type="float">
            <text:p>2024</text:p>
          </table:table-cell>
          <table:table-cell table:formula="of:=[.M27]+1" office:value-type="float" office:value="2025" calcext:value-type="float">
            <text:p>2025</text:p>
          </table:table-cell>
          <table:table-cell table:formula="of:=[.N27]+1" office:value-type="float" office:value="2026" calcext:value-type="float">
            <text:p>2026</text:p>
          </table:table-cell>
          <table:table-cell table:formula="of:=[.O27]+1" office:value-type="float" office:value="2027" calcext:value-type="float">
            <text:p>2027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Ten Year Plan Amount (Real)</text:p>
          </table:table-cell>
          <table:table-cell table:style-name="Default" table:number-columns-repeated="4"/>
          <table:table-cell/>
          <table:table-cell table:formula="of:=SUM([.G34:.G105])" office:value-type="float" office:value="286500" calcext:value-type="float">
            <text:p>286500</text:p>
          </table:table-cell>
          <table:table-cell table:formula="of:=SUM([.H34:.H105])" office:value-type="float" office:value="77500" calcext:value-type="float">
            <text:p>77500</text:p>
          </table:table-cell>
          <table:table-cell table:formula="of:=SUM([.I34:.I105])" office:value-type="float" office:value="241500" calcext:value-type="float">
            <text:p>241500</text:p>
          </table:table-cell>
          <table:table-cell table:formula="of:=SUM([.J34:.J105])" office:value-type="float" office:value="842500" calcext:value-type="float">
            <text:p>842500</text:p>
          </table:table-cell>
          <table:table-cell table:formula="of:=SUM([.K34:.K105])" office:value-type="float" office:value="16500" calcext:value-type="float">
            <text:p>16500</text:p>
          </table:table-cell>
          <table:table-cell table:formula="of:=SUM([.L34:.L105])" office:value-type="float" office:value="591500" calcext:value-type="float">
            <text:p>591500</text:p>
          </table:table-cell>
          <table:table-cell table:formula="of:=SUM([.M34:.M105])" office:value-type="float" office:value="124500" calcext:value-type="float">
            <text:p>124500</text:p>
          </table:table-cell>
          <table:table-cell table:formula="of:=SUM([.N34:.N105])" office:value-type="float" office:value="106500" calcext:value-type="float">
            <text:p>106500</text:p>
          </table:table-cell>
          <table:table-cell table:formula="of:=SUM([.O34:.O105])" office:value-type="float" office:value="26500" calcext:value-type="float">
            <text:p>26500</text:p>
          </table:table-cell>
          <table:table-cell table:formula="of:=SUM([.P34:.P105])" office:value-type="float" office:value="251500" calcext:value-type="float">
            <text:p>251500</text:p>
          </table:table-cell>
          <table:table-cell table:number-columns-repeated="3"/>
        </table:table-row>
        <table:table-row table:style-name="ro1">
          <table:table-cell table:style-name="Default" office:value-type="string" calcext:value-type="string">
            <text:p>Ten Year Plan Amount (Nominal)</text:p>
          </table:table-cell>
          <table:table-cell table:style-name="Default" table:number-columns-repeated="4"/>
          <table:table-cell/>
          <table:table-cell table:formula="of:=[.G28]*(1+[.$B$8]/100)^([.G$12]-[.$B$1])" office:value-type="float" office:value="286500" calcext:value-type="float">
            <text:p>286500</text:p>
          </table:table-cell>
          <table:table-cell table:formula="of:=[.H28]*(1+[.$B$8]/100)^([.H$12]-[.$B$1])" office:value-type="float" office:value="82925" calcext:value-type="float">
            <text:p>82925</text:p>
          </table:table-cell>
          <table:table-cell table:formula="of:=[.I28]*(1+[.$B$8]/100)^([.I$12]-[.$B$1])" office:value-type="float" office:value="276493.35" calcext:value-type="float">
            <text:p>276493.35</text:p>
          </table:table-cell>
          <table:table-cell table:formula="of:=[.J28]*(1+[.$B$8]/100)^([.J$12]-[.$B$1])" office:value-type="float" office:value="1032098.7275" calcext:value-type="float">
            <text:p>1032098.7275</text:p>
          </table:table-cell>
          <table:table-cell table:formula="of:=[.K28]*(1+[.$B$8]/100)^([.K$12]-[.$B$1])" office:value-type="float" office:value="21628.134165" calcext:value-type="float">
            <text:p>21628.134165</text:p>
          </table:table-cell>
          <table:table-cell table:formula="of:=[.L28]*(1+[.$B$8]/100)^([.L$12]-[.$B$1])" office:value-type="float" office:value="829609.34870905" calcext:value-type="float">
            <text:p>829609.34870905</text:p>
          </table:table-cell>
          <table:table-cell table:formula="of:=[.M28]*(1+[.$B$8]/100)^([.M$12]-[.$B$1])" office:value-type="float" office:value="186840.928805201" calcext:value-type="float">
            <text:p>186840.928805201</text:p>
          </table:table-cell>
          <table:table-cell table:formula="of:=[.N28]*(1+[.$B$8]/100)^([.N$12]-[.$B$1])" office:value-type="float" office:value="171015.727244953" calcext:value-type="float">
            <text:p>171015.727244953</text:p>
          </table:table-cell>
          <table:table-cell table:formula="of:=[.O28]*(1+[.$B$8]/100)^([.O$12]-[.$B$1])" office:value-type="float" office:value="45531.9337655459" calcext:value-type="float">
            <text:p>45531.9337655459</text:p>
          </table:table-cell>
          <table:table-cell table:formula="of:=[.P28]*(1+[.$B$8]/100)^([.P$12]-[.$B$1])" office:value-type="float" office:value="462372.491923669" calcext:value-type="float">
            <text:p>462372.491923669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5"/>
          <table:table-cell table:number-columns-repeated="14"/>
        </table:table-row>
        <table:table-row table:style-name="ro1">
          <table:table-cell table:style-name="ce4" office:value-type="string" calcext:value-type="string">
            <text:p>Ten Year Plan Detail</text:p>
          </table:table-cell>
          <table:table-cell table:style-name="Default" table:number-columns-repeated="4"/>
          <table:table-cell table:number-columns-repeated="14"/>
        </table:table-row>
        <table:table-row table:style-name="ro1"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Start Year</text:p>
          </table:table-cell>
          <table:table-cell table:style-name="ce3" office:value-type="string" calcext:value-type="string">
            <text:p>End Year</text:p>
          </table:table-cell>
          <table:table-cell table:style-name="ce3" office:value-type="string" calcext:value-type="string">
            <text:p>Step</text:p>
          </table:table-cell>
          <table:table-cell table:style-name="ce3" office:value-type="string" calcext:value-type="string">
            <text:p>Annual amount (real)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Repainting woodwork</text:p>
          </table:table-cell>
          <table:table-cell table:formula="of:=[.$B$1]" office:value-type="float" office:value="2018" calcext:value-type="float">
            <text:p>2018</text:p>
          </table:table-cell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float" office:value="270000" calcext:value-type="float">
            <text:p>270000</text:p>
          </table:table-cell>
          <table:table-cell/>
          <table:table-cell table:formula="of:=IF(OR([.G$12]&lt;[.$B34];[.G$12]&gt;[.$C34]);0;IF(MOD([.G$12]-[.$B34]; [.$D34]) = 0; [.$E34]; 0))" office:value-type="float" office:value="270000" calcext:value-type="float">
            <text:p>270000</text:p>
          </table:table-cell>
          <table:table-cell table:formula="of:=IF(OR([.H$12]&lt;[.$B34];[.H$12]&gt;[.$C34]);0;IF(MOD([.H$12]-[.$B34]; [.$D34]) = 0; [.$E34]; 0))" office:value-type="float" office:value="0" calcext:value-type="float">
            <text:p>0</text:p>
          </table:table-cell>
          <table:table-cell table:formula="of:=IF(OR([.I$12]&lt;[.$B34];[.I$12]&gt;[.$C34]);0;IF(MOD([.I$12]-[.$B34]; [.$D34]) = 0; [.$E34]; 0))" office:value-type="float" office:value="0" calcext:value-type="float">
            <text:p>0</text:p>
          </table:table-cell>
          <table:table-cell table:formula="of:=IF(OR([.J$12]&lt;[.$B34];[.J$12]&gt;[.$C34]);0;IF(MOD([.J$12]-[.$B34]; [.$D34]) = 0; [.$E34]; 0))" office:value-type="float" office:value="0" calcext:value-type="float">
            <text:p>0</text:p>
          </table:table-cell>
          <table:table-cell table:formula="of:=IF(OR([.K$12]&lt;[.$B34];[.K$12]&gt;[.$C34]);0;IF(MOD([.K$12]-[.$B34]; [.$D34]) = 0; [.$E34]; 0))" office:value-type="float" office:value="0" calcext:value-type="float">
            <text:p>0</text:p>
          </table:table-cell>
          <table:table-cell table:formula="of:=IF(OR([.L$12]&lt;[.$B34];[.L$12]&gt;[.$C34]);0;IF(MOD([.L$12]-[.$B34]; [.$D34]) = 0; [.$E34]; 0))" office:value-type="float" office:value="0" calcext:value-type="float">
            <text:p>0</text:p>
          </table:table-cell>
          <table:table-cell table:formula="of:=IF(OR([.M$12]&lt;[.$B34];[.M$12]&gt;[.$C34]);0;IF(MOD([.M$12]-[.$B34]; [.$D34]) = 0; [.$E34]; 0))" office:value-type="float" office:value="0" calcext:value-type="float">
            <text:p>0</text:p>
          </table:table-cell>
          <table:table-cell table:formula="of:=IF(OR([.N$12]&lt;[.$B34];[.N$12]&gt;[.$C34]);0;IF(MOD([.N$12]-[.$B34]; [.$D34]) = 0; [.$E34]; 0))" office:value-type="float" office:value="0" calcext:value-type="float">
            <text:p>0</text:p>
          </table:table-cell>
          <table:table-cell table:formula="of:=IF(OR([.O$12]&lt;[.$B34];[.O$12]&gt;[.$C34]);0;IF(MOD([.O$12]-[.$B34]; [.$D34]) = 0; [.$E34]; 0))" office:value-type="float" office:value="0" calcext:value-type="float">
            <text:p>0</text:p>
          </table:table-cell>
          <table:table-cell table:formula="of:=IF(OR([.P$12]&lt;[.$B34];[.P$12]&gt;[.$C34]);0;IF(MOD([.P$12]-[.$B34]; [.$D34]) = 0; [.$E34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ainting walls</text:p>
          </table:table-cell>
          <table:table-cell table:number-columns-repeated="2"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670000" calcext:value-type="float">
            <text:p>670000</text:p>
          </table:table-cell>
          <table:table-cell/>
          <table:table-cell table:formula="of:=IF(OR([.G$12]&lt;[.$B35];[.G$12]&gt;[.$C35]);0;IF(MOD([.G$12]-[.$B35]; [.$D35]) = 0; [.$E35]; 0))" office:value-type="float" office:value="0" calcext:value-type="float">
            <text:p>0</text:p>
          </table:table-cell>
          <table:table-cell table:formula="of:=IF(OR([.H$12]&lt;[.$B35];[.H$12]&gt;[.$C35]);0;IF(MOD([.H$12]-[.$B35]; [.$D35]) = 0; [.$E35]; 0))" office:value-type="float" office:value="0" calcext:value-type="float">
            <text:p>0</text:p>
          </table:table-cell>
          <table:table-cell table:formula="of:=IF(OR([.I$12]&lt;[.$B35];[.I$12]&gt;[.$C35]);0;IF(MOD([.I$12]-[.$B35]; [.$D35]) = 0; [.$E35]; 0))" office:value-type="float" office:value="0" calcext:value-type="float">
            <text:p>0</text:p>
          </table:table-cell>
          <table:table-cell table:formula="of:=IF(OR([.J$12]&lt;[.$B35];[.J$12]&gt;[.$C35]);0;IF(MOD([.J$12]-[.$B35]; [.$D35]) = 0; [.$E35]; 0))" office:value-type="float" office:value="670000" calcext:value-type="float">
            <text:p>670000</text:p>
          </table:table-cell>
          <table:table-cell table:formula="of:=IF(OR([.K$12]&lt;[.$B35];[.K$12]&gt;[.$C35]);0;IF(MOD([.K$12]-[.$B35]; [.$D35]) = 0; [.$E35]; 0))" office:value-type="float" office:value="0" calcext:value-type="float">
            <text:p>0</text:p>
          </table:table-cell>
          <table:table-cell table:formula="of:=IF(OR([.L$12]&lt;[.$B35];[.L$12]&gt;[.$C35]);0;IF(MOD([.L$12]-[.$B35]; [.$D35]) = 0; [.$E35]; 0))" office:value-type="float" office:value="0" calcext:value-type="float">
            <text:p>0</text:p>
          </table:table-cell>
          <table:table-cell table:formula="of:=IF(OR([.M$12]&lt;[.$B35];[.M$12]&gt;[.$C35]);0;IF(MOD([.M$12]-[.$B35]; [.$D35]) = 0; [.$E35]; 0))" office:value-type="float" office:value="0" calcext:value-type="float">
            <text:p>0</text:p>
          </table:table-cell>
          <table:table-cell table:formula="of:=IF(OR([.N$12]&lt;[.$B35];[.N$12]&gt;[.$C35]);0;IF(MOD([.N$12]-[.$B35]; [.$D35]) = 0; [.$E35]; 0))" office:value-type="float" office:value="0" calcext:value-type="float">
            <text:p>0</text:p>
          </table:table-cell>
          <table:table-cell table:formula="of:=IF(OR([.O$12]&lt;[.$B35];[.O$12]&gt;[.$C35]);0;IF(MOD([.O$12]-[.$B35]; [.$D35]) = 0; [.$E35]; 0))" office:value-type="float" office:value="0" calcext:value-type="float">
            <text:p>0</text:p>
          </table:table-cell>
          <table:table-cell table:formula="of:=IF(OR([.P$12]&lt;[.$B35];[.P$12]&gt;[.$C35]);0;IF(MOD([.P$12]-[.$B35]; [.$D35]) = 0; [.$E35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ainting woodwork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240000" calcext:value-type="float">
            <text:p>240000</text:p>
          </table:table-cell>
          <table:table-cell/>
          <table:table-cell table:formula="of:=IF(OR([.G$12]&lt;[.$B36];[.G$12]&gt;[.$C36]);0;IF(MOD([.G$12]-[.$B36]; [.$D36]) = 0; [.$E36]; 0))" office:value-type="float" office:value="0" calcext:value-type="float">
            <text:p>0</text:p>
          </table:table-cell>
          <table:table-cell table:formula="of:=IF(OR([.H$12]&lt;[.$B36];[.H$12]&gt;[.$C36]);0;IF(MOD([.H$12]-[.$B36]; [.$D36]) = 0; [.$E36]; 0))" office:value-type="float" office:value="0" calcext:value-type="float">
            <text:p>0</text:p>
          </table:table-cell>
          <table:table-cell table:formula="of:=IF(OR([.I$12]&lt;[.$B36];[.I$12]&gt;[.$C36]);0;IF(MOD([.I$12]-[.$B36]; [.$D36]) = 0; [.$E36]; 0))" office:value-type="float" office:value="0" calcext:value-type="float">
            <text:p>0</text:p>
          </table:table-cell>
          <table:table-cell table:formula="of:=IF(OR([.J$12]&lt;[.$B36];[.J$12]&gt;[.$C36]);0;IF(MOD([.J$12]-[.$B36]; [.$D36]) = 0; [.$E36]; 0))" office:value-type="float" office:value="0" calcext:value-type="float">
            <text:p>0</text:p>
          </table:table-cell>
          <table:table-cell table:formula="of:=IF(OR([.K$12]&lt;[.$B36];[.K$12]&gt;[.$C36]);0;IF(MOD([.K$12]-[.$B36]; [.$D36]) = 0; [.$E36]; 0))" office:value-type="float" office:value="0" calcext:value-type="float">
            <text:p>0</text:p>
          </table:table-cell>
          <table:table-cell table:formula="of:=IF(OR([.L$12]&lt;[.$B36];[.L$12]&gt;[.$C36]);0;IF(MOD([.L$12]-[.$B36]; [.$D36]) = 0; [.$E36]; 0))" office:value-type="float" office:value="240000" calcext:value-type="float">
            <text:p>240000</text:p>
          </table:table-cell>
          <table:table-cell table:formula="of:=IF(OR([.M$12]&lt;[.$B36];[.M$12]&gt;[.$C36]);0;IF(MOD([.M$12]-[.$B36]; [.$D36]) = 0; [.$E36]; 0))" office:value-type="float" office:value="0" calcext:value-type="float">
            <text:p>0</text:p>
          </table:table-cell>
          <table:table-cell table:formula="of:=IF(OR([.N$12]&lt;[.$B36];[.N$12]&gt;[.$C36]);0;IF(MOD([.N$12]-[.$B36]; [.$D36]) = 0; [.$E36]; 0))" office:value-type="float" office:value="0" calcext:value-type="float">
            <text:p>0</text:p>
          </table:table-cell>
          <table:table-cell table:formula="of:=IF(OR([.O$12]&lt;[.$B36];[.O$12]&gt;[.$C36]);0;IF(MOD([.O$12]-[.$B36]; [.$D36]) = 0; [.$E36]; 0))" office:value-type="float" office:value="0" calcext:value-type="float">
            <text:p>0</text:p>
          </table:table-cell>
          <table:table-cell table:formula="of:=IF(OR([.P$12]&lt;[.$B36];[.P$12]&gt;[.$C36]);0;IF(MOD([.P$12]-[.$B36]; [.$D36]) = 0; [.$E36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V Upgrade</text:p>
          </table:table-cell>
          <table:table-cell table:number-columns-repeated="2" office:value-type="float" office:value="2020" calcext:value-type="float">
            <text:p>2020</text:p>
          </table:table-cell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/>
          <table:table-cell table:formula="of:=IF(OR([.G$12]&lt;[.$B37];[.G$12]&gt;[.$C37]);0;IF(MOD([.G$12]-[.$B37]; [.$D37]) = 0; [.$E37]; 0))" office:value-type="float" office:value="0" calcext:value-type="float">
            <text:p>0</text:p>
          </table:table-cell>
          <table:table-cell table:formula="of:=IF(OR([.H$12]&lt;[.$B37];[.H$12]&gt;[.$C37]);0;IF(MOD([.H$12]-[.$B37]; [.$D37]) = 0; [.$E37]; 0))" office:value-type="float" office:value="0" calcext:value-type="float">
            <text:p>0</text:p>
          </table:table-cell>
          <table:table-cell table:formula="of:=IF(OR([.I$12]&lt;[.$B37];[.I$12]&gt;[.$C37]);0;IF(MOD([.I$12]-[.$B37]; [.$D37]) = 0; [.$E37]; 0))" office:value-type="float" office:value="100000" calcext:value-type="float">
            <text:p>100000</text:p>
          </table:table-cell>
          <table:table-cell table:formula="of:=IF(OR([.J$12]&lt;[.$B37];[.J$12]&gt;[.$C37]);0;IF(MOD([.J$12]-[.$B37]; [.$D37]) = 0; [.$E37]; 0))" office:value-type="float" office:value="0" calcext:value-type="float">
            <text:p>0</text:p>
          </table:table-cell>
          <table:table-cell table:formula="of:=IF(OR([.K$12]&lt;[.$B37];[.K$12]&gt;[.$C37]);0;IF(MOD([.K$12]-[.$B37]; [.$D37]) = 0; [.$E37]; 0))" office:value-type="float" office:value="0" calcext:value-type="float">
            <text:p>0</text:p>
          </table:table-cell>
          <table:table-cell table:formula="of:=IF(OR([.L$12]&lt;[.$B37];[.L$12]&gt;[.$C37]);0;IF(MOD([.L$12]-[.$B37]; [.$D37]) = 0; [.$E37]; 0))" office:value-type="float" office:value="0" calcext:value-type="float">
            <text:p>0</text:p>
          </table:table-cell>
          <table:table-cell table:formula="of:=IF(OR([.M$12]&lt;[.$B37];[.M$12]&gt;[.$C37]);0;IF(MOD([.M$12]-[.$B37]; [.$D37]) = 0; [.$E37]; 0))" office:value-type="float" office:value="0" calcext:value-type="float">
            <text:p>0</text:p>
          </table:table-cell>
          <table:table-cell table:formula="of:=IF(OR([.N$12]&lt;[.$B37];[.N$12]&gt;[.$C37]);0;IF(MOD([.N$12]-[.$B37]; [.$D37]) = 0; [.$E37]; 0))" office:value-type="float" office:value="0" calcext:value-type="float">
            <text:p>0</text:p>
          </table:table-cell>
          <table:table-cell table:formula="of:=IF(OR([.O$12]&lt;[.$B37];[.O$12]&gt;[.$C37]);0;IF(MOD([.O$12]-[.$B37]; [.$D37]) = 0; [.$E37]; 0))" office:value-type="float" office:value="0" calcext:value-type="float">
            <text:p>0</text:p>
          </table:table-cell>
          <table:table-cell table:formula="of:=IF(OR([.P$12]&lt;[.$B37];[.P$12]&gt;[.$C37]);0;IF(MOD([.P$12]-[.$B37]; [.$D37]) = 0; [.$E37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-wise plants</text:p>
          </table:table-cell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IF(OR([.G$12]&lt;[.$B38];[.G$12]&gt;[.$C38]);0;IF(MOD([.G$12]-[.$B38]; [.$D38]) = 0; [.$E38]; 0))" office:value-type="float" office:value="5000" calcext:value-type="float">
            <text:p>5000</text:p>
          </table:table-cell>
          <table:table-cell table:formula="of:=IF(OR([.H$12]&lt;[.$B38];[.H$12]&gt;[.$C38]);0;IF(MOD([.H$12]-[.$B38]; [.$D38]) = 0; [.$E38]; 0))" office:value-type="float" office:value="5000" calcext:value-type="float">
            <text:p>5000</text:p>
          </table:table-cell>
          <table:table-cell table:formula="of:=IF(OR([.I$12]&lt;[.$B38];[.I$12]&gt;[.$C38]);0;IF(MOD([.I$12]-[.$B38]; [.$D38]) = 0; [.$E38]; 0))" office:value-type="float" office:value="5000" calcext:value-type="float">
            <text:p>5000</text:p>
          </table:table-cell>
          <table:table-cell table:formula="of:=IF(OR([.J$12]&lt;[.$B38];[.J$12]&gt;[.$C38]);0;IF(MOD([.J$12]-[.$B38]; [.$D38]) = 0; [.$E38]; 0))" office:value-type="float" office:value="5000" calcext:value-type="float">
            <text:p>5000</text:p>
          </table:table-cell>
          <table:table-cell table:formula="of:=IF(OR([.K$12]&lt;[.$B38];[.K$12]&gt;[.$C38]);0;IF(MOD([.K$12]-[.$B38]; [.$D38]) = 0; [.$E38]; 0))" office:value-type="float" office:value="5000" calcext:value-type="float">
            <text:p>5000</text:p>
          </table:table-cell>
          <table:table-cell table:formula="of:=IF(OR([.L$12]&lt;[.$B38];[.L$12]&gt;[.$C38]);0;IF(MOD([.L$12]-[.$B38]; [.$D38]) = 0; [.$E38]; 0))" office:value-type="float" office:value="5000" calcext:value-type="float">
            <text:p>5000</text:p>
          </table:table-cell>
          <table:table-cell table:formula="of:=IF(OR([.M$12]&lt;[.$B38];[.M$12]&gt;[.$C38]);0;IF(MOD([.M$12]-[.$B38]; [.$D38]) = 0; [.$E38]; 0))" office:value-type="float" office:value="5000" calcext:value-type="float">
            <text:p>5000</text:p>
          </table:table-cell>
          <table:table-cell table:formula="of:=IF(OR([.N$12]&lt;[.$B38];[.N$12]&gt;[.$C38]);0;IF(MOD([.N$12]-[.$B38]; [.$D38]) = 0; [.$E38]; 0))" office:value-type="float" office:value="5000" calcext:value-type="float">
            <text:p>5000</text:p>
          </table:table-cell>
          <table:table-cell table:formula="of:=IF(OR([.O$12]&lt;[.$B38];[.O$12]&gt;[.$C38]);0;IF(MOD([.O$12]-[.$B38]; [.$D38]) = 0; [.$E38]; 0))" office:value-type="float" office:value="5000" calcext:value-type="float">
            <text:p>5000</text:p>
          </table:table-cell>
          <table:table-cell table:formula="of:=IF(OR([.P$12]&lt;[.$B38];[.P$12]&gt;[.$C38]);0;IF(MOD([.P$12]-[.$B38]; [.$D38]) = 0; [.$E38]; 0))" office:value-type="float" office:value="5000" calcext:value-type="float">
            <text:p>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placing irrigation system</text:p>
          </table:table-cell>
          <table:table-cell table:number-columns-repeated="2" office:value-type="float" office:value="2025" calcext:value-type="float">
            <text:p>2025</text:p>
          </table:table-cell>
          <table:table-cell office:value-type="float" office:value="1" calcext:value-type="float">
            <text:p>1</text:p>
          </table:table-cell>
          <table:table-cell office:value-type="float" office:value="80000" calcext:value-type="float">
            <text:p>80000</text:p>
          </table:table-cell>
          <table:table-cell/>
          <table:table-cell table:formula="of:=IF(OR([.G$12]&lt;[.$B39];[.G$12]&gt;[.$C39]);0;IF(MOD([.G$12]-[.$B39]; [.$D39]) = 0; [.$E39]; 0))" office:value-type="float" office:value="0" calcext:value-type="float">
            <text:p>0</text:p>
          </table:table-cell>
          <table:table-cell table:formula="of:=IF(OR([.H$12]&lt;[.$B39];[.H$12]&gt;[.$C39]);0;IF(MOD([.H$12]-[.$B39]; [.$D39]) = 0; [.$E39]; 0))" office:value-type="float" office:value="0" calcext:value-type="float">
            <text:p>0</text:p>
          </table:table-cell>
          <table:table-cell table:formula="of:=IF(OR([.I$12]&lt;[.$B39];[.I$12]&gt;[.$C39]);0;IF(MOD([.I$12]-[.$B39]; [.$D39]) = 0; [.$E39]; 0))" office:value-type="float" office:value="0" calcext:value-type="float">
            <text:p>0</text:p>
          </table:table-cell>
          <table:table-cell table:formula="of:=IF(OR([.J$12]&lt;[.$B39];[.J$12]&gt;[.$C39]);0;IF(MOD([.J$12]-[.$B39]; [.$D39]) = 0; [.$E39]; 0))" office:value-type="float" office:value="0" calcext:value-type="float">
            <text:p>0</text:p>
          </table:table-cell>
          <table:table-cell table:formula="of:=IF(OR([.K$12]&lt;[.$B39];[.K$12]&gt;[.$C39]);0;IF(MOD([.K$12]-[.$B39]; [.$D39]) = 0; [.$E39]; 0))" office:value-type="float" office:value="0" calcext:value-type="float">
            <text:p>0</text:p>
          </table:table-cell>
          <table:table-cell table:formula="of:=IF(OR([.L$12]&lt;[.$B39];[.L$12]&gt;[.$C39]);0;IF(MOD([.L$12]-[.$B39]; [.$D39]) = 0; [.$E39]; 0))" office:value-type="float" office:value="0" calcext:value-type="float">
            <text:p>0</text:p>
          </table:table-cell>
          <table:table-cell table:formula="of:=IF(OR([.M$12]&lt;[.$B39];[.M$12]&gt;[.$C39]);0;IF(MOD([.M$12]-[.$B39]; [.$D39]) = 0; [.$E39]; 0))" office:value-type="float" office:value="0" calcext:value-type="float">
            <text:p>0</text:p>
          </table:table-cell>
          <table:table-cell table:formula="of:=IF(OR([.N$12]&lt;[.$B39];[.N$12]&gt;[.$C39]);0;IF(MOD([.N$12]-[.$B39]; [.$D39]) = 0; [.$E39]; 0))" office:value-type="float" office:value="80000" calcext:value-type="float">
            <text:p>80000</text:p>
          </table:table-cell>
          <table:table-cell table:formula="of:=IF(OR([.O$12]&lt;[.$B39];[.O$12]&gt;[.$C39]);0;IF(MOD([.O$12]-[.$B39]; [.$D39]) = 0; [.$E39]; 0))" office:value-type="float" office:value="0" calcext:value-type="float">
            <text:p>0</text:p>
          </table:table-cell>
          <table:table-cell table:formula="of:=IF(OR([.P$12]&lt;[.$B39];[.P$12]&gt;[.$C39]);0;IF(MOD([.P$12]-[.$B39]; [.$D39]) = 0; [.$E39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tters and downpipes</text:p>
          </table:table-cell>
          <table:table-cell office:value-type="float" office:value="2020" calcext:value-type="float">
            <text:p>2020</text:p>
          </table:table-cell>
          <table:table-cell office:value-type="float" office:value="2021" calcext:value-type="float">
            <text:p>2021</text:p>
          </table:table-cell>
          <table:table-cell office:value-type="float" office:value="1" calcext:value-type="float">
            <text:p>1</text:p>
          </table:table-cell>
          <table:table-cell office:value-type="float" office:value="125000" calcext:value-type="float">
            <text:p>125000</text:p>
          </table:table-cell>
          <table:table-cell/>
          <table:table-cell table:formula="of:=IF(OR([.G$12]&lt;[.$B40];[.G$12]&gt;[.$C40]);0;IF(MOD([.G$12]-[.$B40]; [.$D40]) = 0; [.$E40]; 0))" office:value-type="float" office:value="0" calcext:value-type="float">
            <text:p>0</text:p>
          </table:table-cell>
          <table:table-cell table:formula="of:=IF(OR([.H$12]&lt;[.$B40];[.H$12]&gt;[.$C40]);0;IF(MOD([.H$12]-[.$B40]; [.$D40]) = 0; [.$E40]; 0))" office:value-type="float" office:value="0" calcext:value-type="float">
            <text:p>0</text:p>
          </table:table-cell>
          <table:table-cell table:formula="of:=IF(OR([.I$12]&lt;[.$B40];[.I$12]&gt;[.$C40]);0;IF(MOD([.I$12]-[.$B40]; [.$D40]) = 0; [.$E40]; 0))" office:value-type="float" office:value="125000" calcext:value-type="float">
            <text:p>125000</text:p>
          </table:table-cell>
          <table:table-cell table:formula="of:=IF(OR([.J$12]&lt;[.$B40];[.J$12]&gt;[.$C40]);0;IF(MOD([.J$12]-[.$B40]; [.$D40]) = 0; [.$E40]; 0))" office:value-type="float" office:value="125000" calcext:value-type="float">
            <text:p>125000</text:p>
          </table:table-cell>
          <table:table-cell table:formula="of:=IF(OR([.K$12]&lt;[.$B40];[.K$12]&gt;[.$C40]);0;IF(MOD([.K$12]-[.$B40]; [.$D40]) = 0; [.$E40]; 0))" office:value-type="float" office:value="0" calcext:value-type="float">
            <text:p>0</text:p>
          </table:table-cell>
          <table:table-cell table:formula="of:=IF(OR([.L$12]&lt;[.$B40];[.L$12]&gt;[.$C40]);0;IF(MOD([.L$12]-[.$B40]; [.$D40]) = 0; [.$E40]; 0))" office:value-type="float" office:value="0" calcext:value-type="float">
            <text:p>0</text:p>
          </table:table-cell>
          <table:table-cell table:formula="of:=IF(OR([.M$12]&lt;[.$B40];[.M$12]&gt;[.$C40]);0;IF(MOD([.M$12]-[.$B40]; [.$D40]) = 0; [.$E40]; 0))" office:value-type="float" office:value="0" calcext:value-type="float">
            <text:p>0</text:p>
          </table:table-cell>
          <table:table-cell table:formula="of:=IF(OR([.N$12]&lt;[.$B40];[.N$12]&gt;[.$C40]);0;IF(MOD([.N$12]-[.$B40]; [.$D40]) = 0; [.$E40]; 0))" office:value-type="float" office:value="0" calcext:value-type="float">
            <text:p>0</text:p>
          </table:table-cell>
          <table:table-cell table:formula="of:=IF(OR([.O$12]&lt;[.$B40];[.O$12]&gt;[.$C40]);0;IF(MOD([.O$12]-[.$B40]; [.$D40]) = 0; [.$E40]; 0))" office:value-type="float" office:value="0" calcext:value-type="float">
            <text:p>0</text:p>
          </table:table-cell>
          <table:table-cell table:formula="of:=IF(OR([.P$12]&lt;[.$B40];[.P$12]&gt;[.$C40]);0;IF(MOD([.P$12]-[.$B40]; [.$D40]) = 0; [.$E40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bre-optic installation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IF(OR([.G$12]&lt;[.$B41];[.G$12]&gt;[.$C41]);0;IF(MOD([.G$12]-[.$B41]; [.$D41]) = 0; [.$E41]; 0))" office:value-type="float" office:value="0" calcext:value-type="float">
            <text:p>0</text:p>
          </table:table-cell>
          <table:table-cell table:formula="of:=IF(OR([.H$12]&lt;[.$B41];[.H$12]&gt;[.$C41]);0;IF(MOD([.H$12]-[.$B41]; [.$D41]) = 0; [.$E41]; 0))" office:value-type="float" office:value="10000" calcext:value-type="float">
            <text:p>10000</text:p>
          </table:table-cell>
          <table:table-cell table:formula="of:=IF(OR([.I$12]&lt;[.$B41];[.I$12]&gt;[.$C41]);0;IF(MOD([.I$12]-[.$B41]; [.$D41]) = 0; [.$E41]; 0))" office:value-type="float" office:value="0" calcext:value-type="float">
            <text:p>0</text:p>
          </table:table-cell>
          <table:table-cell table:formula="of:=IF(OR([.J$12]&lt;[.$B41];[.J$12]&gt;[.$C41]);0;IF(MOD([.J$12]-[.$B41]; [.$D41]) = 0; [.$E41]; 0))" office:value-type="float" office:value="0" calcext:value-type="float">
            <text:p>0</text:p>
          </table:table-cell>
          <table:table-cell table:formula="of:=IF(OR([.K$12]&lt;[.$B41];[.K$12]&gt;[.$C41]);0;IF(MOD([.K$12]-[.$B41]; [.$D41]) = 0; [.$E41]; 0))" office:value-type="float" office:value="0" calcext:value-type="float">
            <text:p>0</text:p>
          </table:table-cell>
          <table:table-cell table:formula="of:=IF(OR([.L$12]&lt;[.$B41];[.L$12]&gt;[.$C41]);0;IF(MOD([.L$12]-[.$B41]; [.$D41]) = 0; [.$E41]; 0))" office:value-type="float" office:value="0" calcext:value-type="float">
            <text:p>0</text:p>
          </table:table-cell>
          <table:table-cell table:formula="of:=IF(OR([.M$12]&lt;[.$B41];[.M$12]&gt;[.$C41]);0;IF(MOD([.M$12]-[.$B41]; [.$D41]) = 0; [.$E41]; 0))" office:value-type="float" office:value="0" calcext:value-type="float">
            <text:p>0</text:p>
          </table:table-cell>
          <table:table-cell table:formula="of:=IF(OR([.N$12]&lt;[.$B41];[.N$12]&gt;[.$C41]);0;IF(MOD([.N$12]-[.$B41]; [.$D41]) = 0; [.$E41]; 0))" office:value-type="float" office:value="0" calcext:value-type="float">
            <text:p>0</text:p>
          </table:table-cell>
          <table:table-cell table:formula="of:=IF(OR([.O$12]&lt;[.$B41];[.O$12]&gt;[.$C41]);0;IF(MOD([.O$12]-[.$B41]; [.$D41]) = 0; [.$E41]; 0))" office:value-type="float" office:value="0" calcext:value-type="float">
            <text:p>0</text:p>
          </table:table-cell>
          <table:table-cell table:formula="of:=IF(OR([.P$12]&lt;[.$B41];[.P$12]&gt;[.$C41]);0;IF(MOD([.P$12]-[.$B41]; [.$D41]) = 0; [.$E41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ividual water meters</text:p>
          </table:table-cell>
          <table:table-cell table:number-columns-repeated="2" office:value-type="float" office:value="2023" calcext:value-type="float">
            <text:p>2023</text:p>
          </table:table-cell>
          <table:table-cell office:value-type="float" office:value="1" calcext:value-type="float">
            <text:p>1</text:p>
          </table:table-cell>
          <table:table-cell office:value-type="float" office:value="300000" calcext:value-type="float">
            <text:p>300000</text:p>
          </table:table-cell>
          <table:table-cell/>
          <table:table-cell table:formula="of:=IF(OR([.G$12]&lt;[.$B42];[.G$12]&gt;[.$C42]);0;IF(MOD([.G$12]-[.$B42]; [.$D42]) = 0; [.$E42]; 0))" office:value-type="float" office:value="0" calcext:value-type="float">
            <text:p>0</text:p>
          </table:table-cell>
          <table:table-cell table:formula="of:=IF(OR([.H$12]&lt;[.$B42];[.H$12]&gt;[.$C42]);0;IF(MOD([.H$12]-[.$B42]; [.$D42]) = 0; [.$E42]; 0))" office:value-type="float" office:value="0" calcext:value-type="float">
            <text:p>0</text:p>
          </table:table-cell>
          <table:table-cell table:formula="of:=IF(OR([.I$12]&lt;[.$B42];[.I$12]&gt;[.$C42]);0;IF(MOD([.I$12]-[.$B42]; [.$D42]) = 0; [.$E42]; 0))" office:value-type="float" office:value="0" calcext:value-type="float">
            <text:p>0</text:p>
          </table:table-cell>
          <table:table-cell table:formula="of:=IF(OR([.J$12]&lt;[.$B42];[.J$12]&gt;[.$C42]);0;IF(MOD([.J$12]-[.$B42]; [.$D42]) = 0; [.$E42]; 0))" office:value-type="float" office:value="0" calcext:value-type="float">
            <text:p>0</text:p>
          </table:table-cell>
          <table:table-cell table:formula="of:=IF(OR([.K$12]&lt;[.$B42];[.K$12]&gt;[.$C42]);0;IF(MOD([.K$12]-[.$B42]; [.$D42]) = 0; [.$E42]; 0))" office:value-type="float" office:value="0" calcext:value-type="float">
            <text:p>0</text:p>
          </table:table-cell>
          <table:table-cell table:formula="of:=IF(OR([.L$12]&lt;[.$B42];[.L$12]&gt;[.$C42]);0;IF(MOD([.L$12]-[.$B42]; [.$D42]) = 0; [.$E42]; 0))" office:value-type="float" office:value="300000" calcext:value-type="float">
            <text:p>300000</text:p>
          </table:table-cell>
          <table:table-cell table:formula="of:=IF(OR([.M$12]&lt;[.$B42];[.M$12]&gt;[.$C42]);0;IF(MOD([.M$12]-[.$B42]; [.$D42]) = 0; [.$E42]; 0))" office:value-type="float" office:value="0" calcext:value-type="float">
            <text:p>0</text:p>
          </table:table-cell>
          <table:table-cell table:formula="of:=IF(OR([.N$12]&lt;[.$B42];[.N$12]&gt;[.$C42]);0;IF(MOD([.N$12]-[.$B42]; [.$D42]) = 0; [.$E42]; 0))" office:value-type="float" office:value="0" calcext:value-type="float">
            <text:p>0</text:p>
          </table:table-cell>
          <table:table-cell table:formula="of:=IF(OR([.O$12]&lt;[.$B42];[.O$12]&gt;[.$C42]);0;IF(MOD([.O$12]-[.$B42]; [.$D42]) = 0; [.$E42]; 0))" office:value-type="float" office:value="0" calcext:value-type="float">
            <text:p>0</text:p>
          </table:table-cell>
          <table:table-cell table:formula="of:=IF(OR([.P$12]&lt;[.$B42];[.P$12]&gt;[.$C42]);0;IF(MOD([.P$12]-[.$B42]; [.$D42]) = 0; [.$E42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mproved vlei lighting</text:p>
          </table:table-cell>
          <table:table-cell table:number-columns-repeated="2"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IF(OR([.G$12]&lt;[.$B43];[.G$12]&gt;[.$C43]);0;IF(MOD([.G$12]-[.$B43]; [.$D43]) = 0; [.$E43]; 0))" office:value-type="float" office:value="0" calcext:value-type="float">
            <text:p>0</text:p>
          </table:table-cell>
          <table:table-cell table:formula="of:=IF(OR([.H$12]&lt;[.$B43];[.H$12]&gt;[.$C43]);0;IF(MOD([.H$12]-[.$B43]; [.$D43]) = 0; [.$E43]; 0))" office:value-type="float" office:value="20000" calcext:value-type="float">
            <text:p>20000</text:p>
          </table:table-cell>
          <table:table-cell table:formula="of:=IF(OR([.I$12]&lt;[.$B43];[.I$12]&gt;[.$C43]);0;IF(MOD([.I$12]-[.$B43]; [.$D43]) = 0; [.$E43]; 0))" office:value-type="float" office:value="0" calcext:value-type="float">
            <text:p>0</text:p>
          </table:table-cell>
          <table:table-cell table:formula="of:=IF(OR([.J$12]&lt;[.$B43];[.J$12]&gt;[.$C43]);0;IF(MOD([.J$12]-[.$B43]; [.$D43]) = 0; [.$E43]; 0))" office:value-type="float" office:value="0" calcext:value-type="float">
            <text:p>0</text:p>
          </table:table-cell>
          <table:table-cell table:formula="of:=IF(OR([.K$12]&lt;[.$B43];[.K$12]&gt;[.$C43]);0;IF(MOD([.K$12]-[.$B43]; [.$D43]) = 0; [.$E43]; 0))" office:value-type="float" office:value="0" calcext:value-type="float">
            <text:p>0</text:p>
          </table:table-cell>
          <table:table-cell table:formula="of:=IF(OR([.L$12]&lt;[.$B43];[.L$12]&gt;[.$C43]);0;IF(MOD([.L$12]-[.$B43]; [.$D43]) = 0; [.$E43]; 0))" office:value-type="float" office:value="0" calcext:value-type="float">
            <text:p>0</text:p>
          </table:table-cell>
          <table:table-cell table:formula="of:=IF(OR([.M$12]&lt;[.$B43];[.M$12]&gt;[.$C43]);0;IF(MOD([.M$12]-[.$B43]; [.$D43]) = 0; [.$E43]; 0))" office:value-type="float" office:value="0" calcext:value-type="float">
            <text:p>0</text:p>
          </table:table-cell>
          <table:table-cell table:formula="of:=IF(OR([.N$12]&lt;[.$B43];[.N$12]&gt;[.$C43]);0;IF(MOD([.N$12]-[.$B43]; [.$D43]) = 0; [.$E43]; 0))" office:value-type="float" office:value="0" calcext:value-type="float">
            <text:p>0</text:p>
          </table:table-cell>
          <table:table-cell table:formula="of:=IF(OR([.O$12]&lt;[.$B43];[.O$12]&gt;[.$C43]);0;IF(MOD([.O$12]-[.$B43]; [.$D43]) = 0; [.$E43]; 0))" office:value-type="float" office:value="0" calcext:value-type="float">
            <text:p>0</text:p>
          </table:table-cell>
          <table:table-cell table:formula="of:=IF(OR([.P$12]&lt;[.$B43];[.P$12]&gt;[.$C43]);0;IF(MOD([.P$12]-[.$B43]; [.$D43]) = 0; [.$E43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ar initiative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IF(OR([.G$12]&lt;[.$B44];[.G$12]&gt;[.$C44]);0;IF(MOD([.G$12]-[.$B44]; [.$D44]) = 0; [.$E44]; 0))" office:value-type="float" office:value="0" calcext:value-type="float">
            <text:p>0</text:p>
          </table:table-cell>
          <table:table-cell table:formula="of:=IF(OR([.H$12]&lt;[.$B44];[.H$12]&gt;[.$C44]);0;IF(MOD([.H$12]-[.$B44]; [.$D44]) = 0; [.$E44]; 0))" office:value-type="float" office:value="0" calcext:value-type="float">
            <text:p>0</text:p>
          </table:table-cell>
          <table:table-cell table:formula="of:=IF(OR([.I$12]&lt;[.$B44];[.I$12]&gt;[.$C44]);0;IF(MOD([.I$12]-[.$B44]; [.$D44]) = 0; [.$E44]; 0))" office:value-type="float" office:value="0" calcext:value-type="float">
            <text:p>0</text:p>
          </table:table-cell>
          <table:table-cell table:formula="of:=IF(OR([.J$12]&lt;[.$B44];[.J$12]&gt;[.$C44]);0;IF(MOD([.J$12]-[.$B44]; [.$D44]) = 0; [.$E44]; 0))" office:value-type="float" office:value="0" calcext:value-type="float">
            <text:p>0</text:p>
          </table:table-cell>
          <table:table-cell table:formula="of:=IF(OR([.K$12]&lt;[.$B44];[.K$12]&gt;[.$C44]);0;IF(MOD([.K$12]-[.$B44]; [.$D44]) = 0; [.$E44]; 0))" office:value-type="float" office:value="0" calcext:value-type="float">
            <text:p>0</text:p>
          </table:table-cell>
          <table:table-cell table:formula="of:=IF(OR([.L$12]&lt;[.$B44];[.L$12]&gt;[.$C44]);0;IF(MOD([.L$12]-[.$B44]; [.$D44]) = 0; [.$E44]; 0))" office:value-type="float" office:value="0" calcext:value-type="float">
            <text:p>0</text:p>
          </table:table-cell>
          <table:table-cell table:formula="of:=IF(OR([.M$12]&lt;[.$B44];[.M$12]&gt;[.$C44]);0;IF(MOD([.M$12]-[.$B44]; [.$D44]) = 0; [.$E44]; 0))" office:value-type="float" office:value="50000" calcext:value-type="float">
            <text:p>50000</text:p>
          </table:table-cell>
          <table:table-cell table:formula="of:=IF(OR([.N$12]&lt;[.$B44];[.N$12]&gt;[.$C44]);0;IF(MOD([.N$12]-[.$B44]; [.$D44]) = 0; [.$E44]; 0))" office:value-type="float" office:value="0" calcext:value-type="float">
            <text:p>0</text:p>
          </table:table-cell>
          <table:table-cell table:formula="of:=IF(OR([.O$12]&lt;[.$B44];[.O$12]&gt;[.$C44]);0;IF(MOD([.O$12]-[.$B44]; [.$D44]) = 0; [.$E44]; 0))" office:value-type="float" office:value="0" calcext:value-type="float">
            <text:p>0</text:p>
          </table:table-cell>
          <table:table-cell table:formula="of:=IF(OR([.P$12]&lt;[.$B44];[.P$12]&gt;[.$C44]);0;IF(MOD([.P$12]-[.$B44]; [.$D44]) = 0; [.$E44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ectric fence</text:p>
          </table:table-cell>
          <table:table-cell office:value-type="float" office:value="2027" calcext:value-type="float">
            <text:p>2027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IF(OR([.G$12]&lt;[.$B45];[.G$12]&gt;[.$C45]);0;IF(MOD([.G$12]-[.$B45]; [.$D45]) = 0; [.$E45]; 0))" office:value-type="float" office:value="0" calcext:value-type="float">
            <text:p>0</text:p>
          </table:table-cell>
          <table:table-cell table:formula="of:=IF(OR([.H$12]&lt;[.$B45];[.H$12]&gt;[.$C45]);0;IF(MOD([.H$12]-[.$B45]; [.$D45]) = 0; [.$E45]; 0))" office:value-type="float" office:value="0" calcext:value-type="float">
            <text:p>0</text:p>
          </table:table-cell>
          <table:table-cell table:formula="of:=IF(OR([.I$12]&lt;[.$B45];[.I$12]&gt;[.$C45]);0;IF(MOD([.I$12]-[.$B45]; [.$D45]) = 0; [.$E45]; 0))" office:value-type="float" office:value="0" calcext:value-type="float">
            <text:p>0</text:p>
          </table:table-cell>
          <table:table-cell table:formula="of:=IF(OR([.J$12]&lt;[.$B45];[.J$12]&gt;[.$C45]);0;IF(MOD([.J$12]-[.$B45]; [.$D45]) = 0; [.$E45]; 0))" office:value-type="float" office:value="0" calcext:value-type="float">
            <text:p>0</text:p>
          </table:table-cell>
          <table:table-cell table:formula="of:=IF(OR([.K$12]&lt;[.$B45];[.K$12]&gt;[.$C45]);0;IF(MOD([.K$12]-[.$B45]; [.$D45]) = 0; [.$E45]; 0))" office:value-type="float" office:value="0" calcext:value-type="float">
            <text:p>0</text:p>
          </table:table-cell>
          <table:table-cell table:formula="of:=IF(OR([.L$12]&lt;[.$B45];[.L$12]&gt;[.$C45]);0;IF(MOD([.L$12]-[.$B45]; [.$D45]) = 0; [.$E45]; 0))" office:value-type="float" office:value="0" calcext:value-type="float">
            <text:p>0</text:p>
          </table:table-cell>
          <table:table-cell table:formula="of:=IF(OR([.M$12]&lt;[.$B45];[.M$12]&gt;[.$C45]);0;IF(MOD([.M$12]-[.$B45]; [.$D45]) = 0; [.$E45]; 0))" office:value-type="float" office:value="0" calcext:value-type="float">
            <text:p>0</text:p>
          </table:table-cell>
          <table:table-cell table:formula="of:=IF(OR([.N$12]&lt;[.$B45];[.N$12]&gt;[.$C45]);0;IF(MOD([.N$12]-[.$B45]; [.$D45]) = 0; [.$E45]; 0))" office:value-type="float" office:value="0" calcext:value-type="float">
            <text:p>0</text:p>
          </table:table-cell>
          <table:table-cell table:formula="of:=IF(OR([.O$12]&lt;[.$B45];[.O$12]&gt;[.$C45]);0;IF(MOD([.O$12]-[.$B45]; [.$D45]) = 0; [.$E45]; 0))" office:value-type="float" office:value="0" calcext:value-type="float">
            <text:p>0</text:p>
          </table:table-cell>
          <table:table-cell table:formula="of:=IF(OR([.P$12]&lt;[.$B45];[.P$12]&gt;[.$C45]);0;IF(MOD([.P$12]-[.$B45]; [.$D45]) = 0; [.$E45]; 0))" office:value-type="float" office:value="25000" calcext:value-type="float">
            <text:p>2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CTV cameras</text:p>
          </table:table-cell>
          <table:table-cell office:value-type="float" office:value="2019" calcext:value-type="float">
            <text:p>2019</text:p>
          </table:table-cell>
          <table:table-cell office:value-type="float" office:value="2023" calcext:value-type="float">
            <text:p>2023</text:p>
          </table:table-cell>
          <table:table-cell office:value-type="float" office:value="2" calcext:value-type="float">
            <text:p>2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IF(OR([.G$12]&lt;[.$B46];[.G$12]&gt;[.$C46]);0;IF(MOD([.G$12]-[.$B46]; [.$D46]) = 0; [.$E46]; 0))" office:value-type="float" office:value="0" calcext:value-type="float">
            <text:p>0</text:p>
          </table:table-cell>
          <table:table-cell table:formula="of:=IF(OR([.H$12]&lt;[.$B46];[.H$12]&gt;[.$C46]);0;IF(MOD([.H$12]-[.$B46]; [.$D46]) = 0; [.$E46]; 0))" office:value-type="float" office:value="25000" calcext:value-type="float">
            <text:p>25000</text:p>
          </table:table-cell>
          <table:table-cell table:formula="of:=IF(OR([.I$12]&lt;[.$B46];[.I$12]&gt;[.$C46]);0;IF(MOD([.I$12]-[.$B46]; [.$D46]) = 0; [.$E46]; 0))" office:value-type="float" office:value="0" calcext:value-type="float">
            <text:p>0</text:p>
          </table:table-cell>
          <table:table-cell table:formula="of:=IF(OR([.J$12]&lt;[.$B46];[.J$12]&gt;[.$C46]);0;IF(MOD([.J$12]-[.$B46]; [.$D46]) = 0; [.$E46]; 0))" office:value-type="float" office:value="25000" calcext:value-type="float">
            <text:p>25000</text:p>
          </table:table-cell>
          <table:table-cell table:formula="of:=IF(OR([.K$12]&lt;[.$B46];[.K$12]&gt;[.$C46]);0;IF(MOD([.K$12]-[.$B46]; [.$D46]) = 0; [.$E46]; 0))" office:value-type="float" office:value="0" calcext:value-type="float">
            <text:p>0</text:p>
          </table:table-cell>
          <table:table-cell table:formula="of:=IF(OR([.L$12]&lt;[.$B46];[.L$12]&gt;[.$C46]);0;IF(MOD([.L$12]-[.$B46]; [.$D46]) = 0; [.$E46]; 0))" office:value-type="float" office:value="25000" calcext:value-type="float">
            <text:p>25000</text:p>
          </table:table-cell>
          <table:table-cell table:formula="of:=IF(OR([.M$12]&lt;[.$B46];[.M$12]&gt;[.$C46]);0;IF(MOD([.M$12]-[.$B46]; [.$D46]) = 0; [.$E46]; 0))" office:value-type="float" office:value="0" calcext:value-type="float">
            <text:p>0</text:p>
          </table:table-cell>
          <table:table-cell table:formula="of:=IF(OR([.N$12]&lt;[.$B46];[.N$12]&gt;[.$C46]);0;IF(MOD([.N$12]-[.$B46]; [.$D46]) = 0; [.$E46]; 0))" office:value-type="float" office:value="0" calcext:value-type="float">
            <text:p>0</text:p>
          </table:table-cell>
          <table:table-cell table:formula="of:=IF(OR([.O$12]&lt;[.$B46];[.O$12]&gt;[.$C46]);0;IF(MOD([.O$12]-[.$B46]; [.$D46]) = 0; [.$E46]; 0))" office:value-type="float" office:value="0" calcext:value-type="float">
            <text:p>0</text:p>
          </table:table-cell>
          <table:table-cell table:formula="of:=IF(OR([.P$12]&lt;[.$B46];[.P$12]&gt;[.$C46]);0;IF(MOD([.P$12]-[.$B46]; [.$D46]) = 0; [.$E46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ter tanks</text:p>
          </table:table-cell>
          <table:table-cell office:value-type="float" office:value="2019" calcext:value-type="float">
            <text:p>2019</text:p>
          </table:table-cell>
          <table:table-cell office:value-type="float" office:value="2021" calcext:value-type="float">
            <text:p>2021</text:p>
          </table:table-cell>
          <table:table-cell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/>
          <table:table-cell table:formula="of:=IF(OR([.G$12]&lt;[.$B47];[.G$12]&gt;[.$C47]);0;IF(MOD([.G$12]-[.$B47]; [.$D47]) = 0; [.$E47]; 0))" office:value-type="float" office:value="0" calcext:value-type="float">
            <text:p>0</text:p>
          </table:table-cell>
          <table:table-cell table:formula="of:=IF(OR([.H$12]&lt;[.$B47];[.H$12]&gt;[.$C47]);0;IF(MOD([.H$12]-[.$B47]; [.$D47]) = 0; [.$E47]; 0))" office:value-type="float" office:value="6000" calcext:value-type="float">
            <text:p>6000</text:p>
          </table:table-cell>
          <table:table-cell table:formula="of:=IF(OR([.I$12]&lt;[.$B47];[.I$12]&gt;[.$C47]);0;IF(MOD([.I$12]-[.$B47]; [.$D47]) = 0; [.$E47]; 0))" office:value-type="float" office:value="0" calcext:value-type="float">
            <text:p>0</text:p>
          </table:table-cell>
          <table:table-cell table:formula="of:=IF(OR([.J$12]&lt;[.$B47];[.J$12]&gt;[.$C47]);0;IF(MOD([.J$12]-[.$B47]; [.$D47]) = 0; [.$E47]; 0))" office:value-type="float" office:value="6000" calcext:value-type="float">
            <text:p>6000</text:p>
          </table:table-cell>
          <table:table-cell table:formula="of:=IF(OR([.K$12]&lt;[.$B47];[.K$12]&gt;[.$C47]);0;IF(MOD([.K$12]-[.$B47]; [.$D47]) = 0; [.$E47]; 0))" office:value-type="float" office:value="0" calcext:value-type="float">
            <text:p>0</text:p>
          </table:table-cell>
          <table:table-cell table:formula="of:=IF(OR([.L$12]&lt;[.$B47];[.L$12]&gt;[.$C47]);0;IF(MOD([.L$12]-[.$B47]; [.$D47]) = 0; [.$E47]; 0))" office:value-type="float" office:value="0" calcext:value-type="float">
            <text:p>0</text:p>
          </table:table-cell>
          <table:table-cell table:formula="of:=IF(OR([.M$12]&lt;[.$B47];[.M$12]&gt;[.$C47]);0;IF(MOD([.M$12]-[.$B47]; [.$D47]) = 0; [.$E47]; 0))" office:value-type="float" office:value="0" calcext:value-type="float">
            <text:p>0</text:p>
          </table:table-cell>
          <table:table-cell table:formula="of:=IF(OR([.N$12]&lt;[.$B47];[.N$12]&gt;[.$C47]);0;IF(MOD([.N$12]-[.$B47]; [.$D47]) = 0; [.$E47]; 0))" office:value-type="float" office:value="0" calcext:value-type="float">
            <text:p>0</text:p>
          </table:table-cell>
          <table:table-cell table:formula="of:=IF(OR([.O$12]&lt;[.$B47];[.O$12]&gt;[.$C47]);0;IF(MOD([.O$12]-[.$B47]; [.$D47]) = 0; [.$E47]; 0))" office:value-type="float" office:value="0" calcext:value-type="float">
            <text:p>0</text:p>
          </table:table-cell>
          <table:table-cell table:formula="of:=IF(OR([.P$12]&lt;[.$B47];[.P$12]&gt;[.$C47]);0;IF(MOD([.P$12]-[.$B47]; [.$D47]) = 0; [.$E47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riveway</text:p>
          </table:table-cell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/>
          <table:table-cell table:formula="of:=IF(OR([.G$12]&lt;[.$B48];[.G$12]&gt;[.$C48]);0;IF(MOD([.G$12]-[.$B48]; [.$D48]) = 0; [.$E48]; 0))" office:value-type="float" office:value="4000" calcext:value-type="float">
            <text:p>4000</text:p>
          </table:table-cell>
          <table:table-cell table:formula="of:=IF(OR([.H$12]&lt;[.$B48];[.H$12]&gt;[.$C48]);0;IF(MOD([.H$12]-[.$B48]; [.$D48]) = 0; [.$E48]; 0))" office:value-type="float" office:value="4000" calcext:value-type="float">
            <text:p>4000</text:p>
          </table:table-cell>
          <table:table-cell table:formula="of:=IF(OR([.I$12]&lt;[.$B48];[.I$12]&gt;[.$C48]);0;IF(MOD([.I$12]-[.$B48]; [.$D48]) = 0; [.$E48]; 0))" office:value-type="float" office:value="4000" calcext:value-type="float">
            <text:p>4000</text:p>
          </table:table-cell>
          <table:table-cell table:formula="of:=IF(OR([.J$12]&lt;[.$B48];[.J$12]&gt;[.$C48]);0;IF(MOD([.J$12]-[.$B48]; [.$D48]) = 0; [.$E48]; 0))" office:value-type="float" office:value="4000" calcext:value-type="float">
            <text:p>4000</text:p>
          </table:table-cell>
          <table:table-cell table:formula="of:=IF(OR([.K$12]&lt;[.$B48];[.K$12]&gt;[.$C48]);0;IF(MOD([.K$12]-[.$B48]; [.$D48]) = 0; [.$E48]; 0))" office:value-type="float" office:value="4000" calcext:value-type="float">
            <text:p>4000</text:p>
          </table:table-cell>
          <table:table-cell table:formula="of:=IF(OR([.L$12]&lt;[.$B48];[.L$12]&gt;[.$C48]);0;IF(MOD([.L$12]-[.$B48]; [.$D48]) = 0; [.$E48]; 0))" office:value-type="float" office:value="4000" calcext:value-type="float">
            <text:p>4000</text:p>
          </table:table-cell>
          <table:table-cell table:formula="of:=IF(OR([.M$12]&lt;[.$B48];[.M$12]&gt;[.$C48]);0;IF(MOD([.M$12]-[.$B48]; [.$D48]) = 0; [.$E48]; 0))" office:value-type="float" office:value="4000" calcext:value-type="float">
            <text:p>4000</text:p>
          </table:table-cell>
          <table:table-cell table:formula="of:=IF(OR([.N$12]&lt;[.$B48];[.N$12]&gt;[.$C48]);0;IF(MOD([.N$12]-[.$B48]; [.$D48]) = 0; [.$E48]; 0))" office:value-type="float" office:value="4000" calcext:value-type="float">
            <text:p>4000</text:p>
          </table:table-cell>
          <table:table-cell table:formula="of:=IF(OR([.O$12]&lt;[.$B48];[.O$12]&gt;[.$C48]);0;IF(MOD([.O$12]-[.$B48]; [.$D48]) = 0; [.$E48]; 0))" office:value-type="float" office:value="4000" calcext:value-type="float">
            <text:p>4000</text:p>
          </table:table-cell>
          <table:table-cell table:formula="of:=IF(OR([.P$12]&lt;[.$B48];[.P$12]&gt;[.$C48]);0;IF(MOD([.P$12]-[.$B48]; [.$D48]) = 0; [.$E48]; 0))" office:value-type="float" office:value="4000" calcext:value-type="float">
            <text:p>4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pes</text:p>
          </table:table-cell>
          <table:table-cell office:value-type="float" office:value="2027" calcext:value-type="float">
            <text:p>2027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200000" calcext:value-type="float">
            <text:p>200000</text:p>
          </table:table-cell>
          <table:table-cell/>
          <table:table-cell table:formula="of:=IF(OR([.G$12]&lt;[.$B49];[.G$12]&gt;[.$C49]);0;IF(MOD([.G$12]-[.$B49]; [.$D49]) = 0; [.$E49]; 0))" office:value-type="float" office:value="0" calcext:value-type="float">
            <text:p>0</text:p>
          </table:table-cell>
          <table:table-cell table:formula="of:=IF(OR([.H$12]&lt;[.$B49];[.H$12]&gt;[.$C49]);0;IF(MOD([.H$12]-[.$B49]; [.$D49]) = 0; [.$E49]; 0))" office:value-type="float" office:value="0" calcext:value-type="float">
            <text:p>0</text:p>
          </table:table-cell>
          <table:table-cell table:formula="of:=IF(OR([.I$12]&lt;[.$B49];[.I$12]&gt;[.$C49]);0;IF(MOD([.I$12]-[.$B49]; [.$D49]) = 0; [.$E49]; 0))" office:value-type="float" office:value="0" calcext:value-type="float">
            <text:p>0</text:p>
          </table:table-cell>
          <table:table-cell table:formula="of:=IF(OR([.J$12]&lt;[.$B49];[.J$12]&gt;[.$C49]);0;IF(MOD([.J$12]-[.$B49]; [.$D49]) = 0; [.$E49]; 0))" office:value-type="float" office:value="0" calcext:value-type="float">
            <text:p>0</text:p>
          </table:table-cell>
          <table:table-cell table:formula="of:=IF(OR([.K$12]&lt;[.$B49];[.K$12]&gt;[.$C49]);0;IF(MOD([.K$12]-[.$B49]; [.$D49]) = 0; [.$E49]; 0))" office:value-type="float" office:value="0" calcext:value-type="float">
            <text:p>0</text:p>
          </table:table-cell>
          <table:table-cell table:formula="of:=IF(OR([.L$12]&lt;[.$B49];[.L$12]&gt;[.$C49]);0;IF(MOD([.L$12]-[.$B49]; [.$D49]) = 0; [.$E49]; 0))" office:value-type="float" office:value="0" calcext:value-type="float">
            <text:p>0</text:p>
          </table:table-cell>
          <table:table-cell table:formula="of:=IF(OR([.M$12]&lt;[.$B49];[.M$12]&gt;[.$C49]);0;IF(MOD([.M$12]-[.$B49]; [.$D49]) = 0; [.$E49]; 0))" office:value-type="float" office:value="0" calcext:value-type="float">
            <text:p>0</text:p>
          </table:table-cell>
          <table:table-cell table:formula="of:=IF(OR([.N$12]&lt;[.$B49];[.N$12]&gt;[.$C49]);0;IF(MOD([.N$12]-[.$B49]; [.$D49]) = 0; [.$E49]; 0))" office:value-type="float" office:value="0" calcext:value-type="float">
            <text:p>0</text:p>
          </table:table-cell>
          <table:table-cell table:formula="of:=IF(OR([.O$12]&lt;[.$B49];[.O$12]&gt;[.$C49]);0;IF(MOD([.O$12]-[.$B49]; [.$D49]) = 0; [.$E49]; 0))" office:value-type="float" office:value="0" calcext:value-type="float">
            <text:p>0</text:p>
          </table:table-cell>
          <table:table-cell table:formula="of:=IF(OR([.P$12]&lt;[.$B49];[.P$12]&gt;[.$C49]);0;IF(MOD([.P$12]-[.$B49]; [.$D49]) = 0; [.$E49]; 0))" office:value-type="float" office:value="200000" calcext:value-type="float">
            <text:p>200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ofs</text:p>
          </table:table-cell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IF(OR([.G$12]&lt;[.$B50];[.G$12]&gt;[.$C50]);0;IF(MOD([.G$12]-[.$B50]; [.$D50]) = 0; [.$E50]; 0))" office:value-type="float" office:value="5000" calcext:value-type="float">
            <text:p>5000</text:p>
          </table:table-cell>
          <table:table-cell table:formula="of:=IF(OR([.H$12]&lt;[.$B50];[.H$12]&gt;[.$C50]);0;IF(MOD([.H$12]-[.$B50]; [.$D50]) = 0; [.$E50]; 0))" office:value-type="float" office:value="5000" calcext:value-type="float">
            <text:p>5000</text:p>
          </table:table-cell>
          <table:table-cell table:formula="of:=IF(OR([.I$12]&lt;[.$B50];[.I$12]&gt;[.$C50]);0;IF(MOD([.I$12]-[.$B50]; [.$D50]) = 0; [.$E50]; 0))" office:value-type="float" office:value="5000" calcext:value-type="float">
            <text:p>5000</text:p>
          </table:table-cell>
          <table:table-cell table:formula="of:=IF(OR([.J$12]&lt;[.$B50];[.J$12]&gt;[.$C50]);0;IF(MOD([.J$12]-[.$B50]; [.$D50]) = 0; [.$E50]; 0))" office:value-type="float" office:value="5000" calcext:value-type="float">
            <text:p>5000</text:p>
          </table:table-cell>
          <table:table-cell table:formula="of:=IF(OR([.K$12]&lt;[.$B50];[.K$12]&gt;[.$C50]);0;IF(MOD([.K$12]-[.$B50]; [.$D50]) = 0; [.$E50]; 0))" office:value-type="float" office:value="5000" calcext:value-type="float">
            <text:p>5000</text:p>
          </table:table-cell>
          <table:table-cell table:formula="of:=IF(OR([.L$12]&lt;[.$B50];[.L$12]&gt;[.$C50]);0;IF(MOD([.L$12]-[.$B50]; [.$D50]) = 0; [.$E50]; 0))" office:value-type="float" office:value="5000" calcext:value-type="float">
            <text:p>5000</text:p>
          </table:table-cell>
          <table:table-cell table:formula="of:=IF(OR([.M$12]&lt;[.$B50];[.M$12]&gt;[.$C50]);0;IF(MOD([.M$12]-[.$B50]; [.$D50]) = 0; [.$E50]; 0))" office:value-type="float" office:value="5000" calcext:value-type="float">
            <text:p>5000</text:p>
          </table:table-cell>
          <table:table-cell table:formula="of:=IF(OR([.N$12]&lt;[.$B50];[.N$12]&gt;[.$C50]);0;IF(MOD([.N$12]-[.$B50]; [.$D50]) = 0; [.$E50]; 0))" office:value-type="float" office:value="5000" calcext:value-type="float">
            <text:p>5000</text:p>
          </table:table-cell>
          <table:table-cell table:formula="of:=IF(OR([.O$12]&lt;[.$B50];[.O$12]&gt;[.$C50]);0;IF(MOD([.O$12]-[.$B50]; [.$D50]) = 0; [.$E50]; 0))" office:value-type="float" office:value="5000" calcext:value-type="float">
            <text:p>5000</text:p>
          </table:table-cell>
          <table:table-cell table:formula="of:=IF(OR([.P$12]&lt;[.$B50];[.P$12]&gt;[.$C50]);0;IF(MOD([.P$12]-[.$B50]; [.$D50]) = 0; [.$E50]; 0))" office:value-type="float" office:value="5000" calcext:value-type="float">
            <text:p>50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oundary walls</text:p>
          </table:table-cell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/>
          <table:table-cell table:formula="of:=IF(OR([.G$12]&lt;[.$B51];[.G$12]&gt;[.$C51]);0;IF(MOD([.G$12]-[.$B51]; [.$D51]) = 0; [.$E51]; 0))" office:value-type="float" office:value="2500" calcext:value-type="float">
            <text:p>2500</text:p>
          </table:table-cell>
          <table:table-cell table:formula="of:=IF(OR([.H$12]&lt;[.$B51];[.H$12]&gt;[.$C51]);0;IF(MOD([.H$12]-[.$B51]; [.$D51]) = 0; [.$E51]; 0))" office:value-type="float" office:value="2500" calcext:value-type="float">
            <text:p>2500</text:p>
          </table:table-cell>
          <table:table-cell table:formula="of:=IF(OR([.I$12]&lt;[.$B51];[.I$12]&gt;[.$C51]);0;IF(MOD([.I$12]-[.$B51]; [.$D51]) = 0; [.$E51]; 0))" office:value-type="float" office:value="2500" calcext:value-type="float">
            <text:p>2500</text:p>
          </table:table-cell>
          <table:table-cell table:formula="of:=IF(OR([.J$12]&lt;[.$B51];[.J$12]&gt;[.$C51]);0;IF(MOD([.J$12]-[.$B51]; [.$D51]) = 0; [.$E51]; 0))" office:value-type="float" office:value="2500" calcext:value-type="float">
            <text:p>2500</text:p>
          </table:table-cell>
          <table:table-cell table:formula="of:=IF(OR([.K$12]&lt;[.$B51];[.K$12]&gt;[.$C51]);0;IF(MOD([.K$12]-[.$B51]; [.$D51]) = 0; [.$E51]; 0))" office:value-type="float" office:value="2500" calcext:value-type="float">
            <text:p>2500</text:p>
          </table:table-cell>
          <table:table-cell table:formula="of:=IF(OR([.L$12]&lt;[.$B51];[.L$12]&gt;[.$C51]);0;IF(MOD([.L$12]-[.$B51]; [.$D51]) = 0; [.$E51]; 0))" office:value-type="float" office:value="2500" calcext:value-type="float">
            <text:p>2500</text:p>
          </table:table-cell>
          <table:table-cell table:formula="of:=IF(OR([.M$12]&lt;[.$B51];[.M$12]&gt;[.$C51]);0;IF(MOD([.M$12]-[.$B51]; [.$D51]) = 0; [.$E51]; 0))" office:value-type="float" office:value="2500" calcext:value-type="float">
            <text:p>2500</text:p>
          </table:table-cell>
          <table:table-cell table:formula="of:=IF(OR([.N$12]&lt;[.$B51];[.N$12]&gt;[.$C51]);0;IF(MOD([.N$12]-[.$B51]; [.$D51]) = 0; [.$E51]; 0))" office:value-type="float" office:value="2500" calcext:value-type="float">
            <text:p>2500</text:p>
          </table:table-cell>
          <table:table-cell table:formula="of:=IF(OR([.O$12]&lt;[.$B51];[.O$12]&gt;[.$C51]);0;IF(MOD([.O$12]-[.$B51]; [.$D51]) = 0; [.$E51]; 0))" office:value-type="float" office:value="2500" calcext:value-type="float">
            <text:p>2500</text:p>
          </table:table-cell>
          <table:table-cell table:formula="of:=IF(OR([.P$12]&lt;[.$B51];[.P$12]&gt;[.$C51]);0;IF(MOD([.P$12]-[.$B51]; [.$D51]) = 0; [.$E51]; 0))" office:value-type="float" office:value="2500" calcext:value-type="float">
            <text:p>25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ol</text:p>
          </table:table-cell>
          <table:table-cell table:number-columns-repeated="2" office:value-type="float" office:value="2024" calcext:value-type="float">
            <text:p>2024</text:p>
          </table:table-cell>
          <table:table-cell office:value-type="float" office:value="1" calcext:value-type="float">
            <text:p>1</text:p>
          </table:table-cell>
          <table:table-cell office:value-type="float" office:value="48000" calcext:value-type="float">
            <text:p>48000</text:p>
          </table:table-cell>
          <table:table-cell/>
          <table:table-cell table:formula="of:=IF(OR([.G$12]&lt;[.$B52];[.G$12]&gt;[.$C52]);0;IF(MOD([.G$12]-[.$B52]; [.$D52]) = 0; [.$E52]; 0))" office:value-type="float" office:value="0" calcext:value-type="float">
            <text:p>0</text:p>
          </table:table-cell>
          <table:table-cell table:formula="of:=IF(OR([.H$12]&lt;[.$B52];[.H$12]&gt;[.$C52]);0;IF(MOD([.H$12]-[.$B52]; [.$D52]) = 0; [.$E52]; 0))" office:value-type="float" office:value="0" calcext:value-type="float">
            <text:p>0</text:p>
          </table:table-cell>
          <table:table-cell table:formula="of:=IF(OR([.I$12]&lt;[.$B52];[.I$12]&gt;[.$C52]);0;IF(MOD([.I$12]-[.$B52]; [.$D52]) = 0; [.$E52]; 0))" office:value-type="float" office:value="0" calcext:value-type="float">
            <text:p>0</text:p>
          </table:table-cell>
          <table:table-cell table:formula="of:=IF(OR([.J$12]&lt;[.$B52];[.J$12]&gt;[.$C52]);0;IF(MOD([.J$12]-[.$B52]; [.$D52]) = 0; [.$E52]; 0))" office:value-type="float" office:value="0" calcext:value-type="float">
            <text:p>0</text:p>
          </table:table-cell>
          <table:table-cell table:formula="of:=IF(OR([.K$12]&lt;[.$B52];[.K$12]&gt;[.$C52]);0;IF(MOD([.K$12]-[.$B52]; [.$D52]) = 0; [.$E52]; 0))" office:value-type="float" office:value="0" calcext:value-type="float">
            <text:p>0</text:p>
          </table:table-cell>
          <table:table-cell table:formula="of:=IF(OR([.L$12]&lt;[.$B52];[.L$12]&gt;[.$C52]);0;IF(MOD([.L$12]-[.$B52]; [.$D52]) = 0; [.$E52]; 0))" office:value-type="float" office:value="0" calcext:value-type="float">
            <text:p>0</text:p>
          </table:table-cell>
          <table:table-cell table:formula="of:=IF(OR([.M$12]&lt;[.$B52];[.M$12]&gt;[.$C52]);0;IF(MOD([.M$12]-[.$B52]; [.$D52]) = 0; [.$E52]; 0))" office:value-type="float" office:value="48000" calcext:value-type="float">
            <text:p>48000</text:p>
          </table:table-cell>
          <table:table-cell table:formula="of:=IF(OR([.N$12]&lt;[.$B52];[.N$12]&gt;[.$C52]);0;IF(MOD([.N$12]-[.$B52]; [.$D52]) = 0; [.$E52]; 0))" office:value-type="float" office:value="0" calcext:value-type="float">
            <text:p>0</text:p>
          </table:table-cell>
          <table:table-cell table:formula="of:=IF(OR([.O$12]&lt;[.$B52];[.O$12]&gt;[.$C52]);0;IF(MOD([.O$12]-[.$B52]; [.$D52]) = 0; [.$E52]; 0))" office:value-type="float" office:value="0" calcext:value-type="float">
            <text:p>0</text:p>
          </table:table-cell>
          <table:table-cell table:formula="of:=IF(OR([.P$12]&lt;[.$B52];[.P$12]&gt;[.$C52]);0;IF(MOD([.P$12]-[.$B52]; [.$D52]) = 0; [.$E52]; 0)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26k in 2009</text:p>
          </table:table-cell>
        </table:table-row>
        <table:table-row table:style-name="ro1">
          <table:table-cell office:value-type="string" calcext:value-type="string">
            <text:p>Replace gate</text:p>
          </table:table-cell>
          <table:table-cell office:value-type="float" office:value="2023" calcext:value-type="float">
            <text:p>2023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IF(OR([.G$12]&lt;[.$B53];[.G$12]&gt;[.$C53]);0;IF(MOD([.G$12]-[.$B53]; [.$D53]) = 0; [.$E53]; 0))" office:value-type="float" office:value="0" calcext:value-type="float">
            <text:p>0</text:p>
          </table:table-cell>
          <table:table-cell table:formula="of:=IF(OR([.H$12]&lt;[.$B53];[.H$12]&gt;[.$C53]);0;IF(MOD([.H$12]-[.$B53]; [.$D53]) = 0; [.$E53]; 0))" office:value-type="float" office:value="0" calcext:value-type="float">
            <text:p>0</text:p>
          </table:table-cell>
          <table:table-cell table:formula="of:=IF(OR([.I$12]&lt;[.$B53];[.I$12]&gt;[.$C53]);0;IF(MOD([.I$12]-[.$B53]; [.$D53]) = 0; [.$E53]; 0))" office:value-type="float" office:value="0" calcext:value-type="float">
            <text:p>0</text:p>
          </table:table-cell>
          <table:table-cell table:formula="of:=IF(OR([.J$12]&lt;[.$B53];[.J$12]&gt;[.$C53]);0;IF(MOD([.J$12]-[.$B53]; [.$D53]) = 0; [.$E53]; 0))" office:value-type="float" office:value="0" calcext:value-type="float">
            <text:p>0</text:p>
          </table:table-cell>
          <table:table-cell table:formula="of:=IF(OR([.K$12]&lt;[.$B53];[.K$12]&gt;[.$C53]);0;IF(MOD([.K$12]-[.$B53]; [.$D53]) = 0; [.$E53]; 0))" office:value-type="float" office:value="0" calcext:value-type="float">
            <text:p>0</text:p>
          </table:table-cell>
          <table:table-cell table:formula="of:=IF(OR([.L$12]&lt;[.$B53];[.L$12]&gt;[.$C53]);0;IF(MOD([.L$12]-[.$B53]; [.$D53]) = 0; [.$E53]; 0))" office:value-type="float" office:value="10000" calcext:value-type="float">
            <text:p>10000</text:p>
          </table:table-cell>
          <table:table-cell table:formula="of:=IF(OR([.M$12]&lt;[.$B53];[.M$12]&gt;[.$C53]);0;IF(MOD([.M$12]-[.$B53]; [.$D53]) = 0; [.$E53]; 0))" office:value-type="float" office:value="10000" calcext:value-type="float">
            <text:p>10000</text:p>
          </table:table-cell>
          <table:table-cell table:formula="of:=IF(OR([.N$12]&lt;[.$B53];[.N$12]&gt;[.$C53]);0;IF(MOD([.N$12]-[.$B53]; [.$D53]) = 0; [.$E53]; 0))" office:value-type="float" office:value="10000" calcext:value-type="float">
            <text:p>10000</text:p>
          </table:table-cell>
          <table:table-cell table:formula="of:=IF(OR([.O$12]&lt;[.$B53];[.O$12]&gt;[.$C53]);0;IF(MOD([.O$12]-[.$B53]; [.$D53]) = 0; [.$E53]; 0))" office:value-type="float" office:value="10000" calcext:value-type="float">
            <text:p>10000</text:p>
          </table:table-cell>
          <table:table-cell table:formula="of:=IF(OR([.P$12]&lt;[.$B53];[.P$12]&gt;[.$C53]);0;IF(MOD([.P$12]-[.$B53]; [.$D53]) = 0; [.$E53]; 0))" office:value-type="float" office:value="10000" calcext:value-type="float">
            <text:p>10000</text:p>
          </table:table-cell>
          <table:table-cell table:number-columns-repeated="3"/>
        </table:table-row>
        <table:table-row table:style-name="ro1">
          <table:table-cell/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OR([.G$12]&lt;[.$B54];[.G$12]&gt;[.$C54]);0;IF(MOD([.G$12]-[.$B54]; [.$D54]) = 0; [.$E54]; 0))" office:value-type="float" office:value="0" calcext:value-type="float">
            <text:p>0</text:p>
          </table:table-cell>
          <table:table-cell table:formula="of:=IF(OR([.H$12]&lt;[.$B54];[.H$12]&gt;[.$C54]);0;IF(MOD([.H$12]-[.$B54]; [.$D54]) = 0; [.$E54]; 0))" office:value-type="float" office:value="0" calcext:value-type="float">
            <text:p>0</text:p>
          </table:table-cell>
          <table:table-cell table:formula="of:=IF(OR([.I$12]&lt;[.$B54];[.I$12]&gt;[.$C54]);0;IF(MOD([.I$12]-[.$B54]; [.$D54]) = 0; [.$E54]; 0))" office:value-type="float" office:value="0" calcext:value-type="float">
            <text:p>0</text:p>
          </table:table-cell>
          <table:table-cell table:formula="of:=IF(OR([.J$12]&lt;[.$B54];[.J$12]&gt;[.$C54]);0;IF(MOD([.J$12]-[.$B54]; [.$D54]) = 0; [.$E54]; 0))" office:value-type="float" office:value="0" calcext:value-type="float">
            <text:p>0</text:p>
          </table:table-cell>
          <table:table-cell table:formula="of:=IF(OR([.K$12]&lt;[.$B54];[.K$12]&gt;[.$C54]);0;IF(MOD([.K$12]-[.$B54]; [.$D54]) = 0; [.$E54]; 0))" office:value-type="float" office:value="0" calcext:value-type="float">
            <text:p>0</text:p>
          </table:table-cell>
          <table:table-cell table:formula="of:=IF(OR([.L$12]&lt;[.$B54];[.L$12]&gt;[.$C54]);0;IF(MOD([.L$12]-[.$B54]; [.$D54]) = 0; [.$E54]; 0))" office:value-type="float" office:value="0" calcext:value-type="float">
            <text:p>0</text:p>
          </table:table-cell>
          <table:table-cell table:formula="of:=IF(OR([.M$12]&lt;[.$B54];[.M$12]&gt;[.$C54]);0;IF(MOD([.M$12]-[.$B54]; [.$D54]) = 0; [.$E54]; 0))" office:value-type="float" office:value="0" calcext:value-type="float">
            <text:p>0</text:p>
          </table:table-cell>
          <table:table-cell table:formula="of:=IF(OR([.N$12]&lt;[.$B54];[.N$12]&gt;[.$C54]);0;IF(MOD([.N$12]-[.$B54]; [.$D54]) = 0; [.$E54]; 0))" office:value-type="float" office:value="0" calcext:value-type="float">
            <text:p>0</text:p>
          </table:table-cell>
          <table:table-cell table:formula="of:=IF(OR([.O$12]&lt;[.$B54];[.O$12]&gt;[.$C54]);0;IF(MOD([.O$12]-[.$B54]; [.$D54]) = 0; [.$E54]; 0))" office:value-type="float" office:value="0" calcext:value-type="float">
            <text:p>0</text:p>
          </table:table-cell>
          <table:table-cell table:formula="of:=IF(OR([.P$12]&lt;[.$B54];[.P$12]&gt;[.$C54]);0;IF(MOD([.P$12]-[.$B54]; [.$D54]) = 0; [.$E54]; 0)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table:formula="of:=[.$B$1]" office:value-type="float" office:value="2018" calcext:value-type="float">
            <text:p>2018</text:p>
          </table:table-cell>
          <table:table-cell table:formula="of:=[.$B$1]+9" office:value-type="float" office:value="2027" calcext:value-type="float">
            <text:p>2027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OR([.G$12]&lt;[.$B55];[.G$12]&gt;[.$C55]);0;IF(MOD([.G$12]-[.$B55]; [.$D55]) = 0; [.$E55]; 0))" office:value-type="float" office:value="0" calcext:value-type="float">
            <text:p>0</text:p>
          </table:table-cell>
          <table:table-cell table:formula="of:=IF(OR([.H$12]&lt;[.$B55];[.H$12]&gt;[.$C55]);0;IF(MOD([.H$12]-[.$B55]; [.$D55]) = 0; [.$E55]; 0))" office:value-type="float" office:value="0" calcext:value-type="float">
            <text:p>0</text:p>
          </table:table-cell>
          <table:table-cell table:formula="of:=IF(OR([.I$12]&lt;[.$B55];[.I$12]&gt;[.$C55]);0;IF(MOD([.I$12]-[.$B55]; [.$D55]) = 0; [.$E55]; 0))" office:value-type="float" office:value="0" calcext:value-type="float">
            <text:p>0</text:p>
          </table:table-cell>
          <table:table-cell table:formula="of:=IF(OR([.J$12]&lt;[.$B55];[.J$12]&gt;[.$C55]);0;IF(MOD([.J$12]-[.$B55]; [.$D55]) = 0; [.$E55]; 0))" office:value-type="float" office:value="0" calcext:value-type="float">
            <text:p>0</text:p>
          </table:table-cell>
          <table:table-cell table:formula="of:=IF(OR([.K$12]&lt;[.$B55];[.K$12]&gt;[.$C55]);0;IF(MOD([.K$12]-[.$B55]; [.$D55]) = 0; [.$E55]; 0))" office:value-type="float" office:value="0" calcext:value-type="float">
            <text:p>0</text:p>
          </table:table-cell>
          <table:table-cell table:formula="of:=IF(OR([.L$12]&lt;[.$B55];[.L$12]&gt;[.$C55]);0;IF(MOD([.L$12]-[.$B55]; [.$D55]) = 0; [.$E55]; 0))" office:value-type="float" office:value="0" calcext:value-type="float">
            <text:p>0</text:p>
          </table:table-cell>
          <table:table-cell table:formula="of:=IF(OR([.M$12]&lt;[.$B55];[.M$12]&gt;[.$C55]);0;IF(MOD([.M$12]-[.$B55]; [.$D55]) = 0; [.$E55]; 0))" office:value-type="float" office:value="0" calcext:value-type="float">
            <text:p>0</text:p>
          </table:table-cell>
          <table:table-cell table:formula="of:=IF(OR([.N$12]&lt;[.$B55];[.N$12]&gt;[.$C55]);0;IF(MOD([.N$12]-[.$B55]; [.$D55]) = 0; [.$E55]; 0))" office:value-type="float" office:value="0" calcext:value-type="float">
            <text:p>0</text:p>
          </table:table-cell>
          <table:table-cell table:formula="of:=IF(OR([.O$12]&lt;[.$B55];[.O$12]&gt;[.$C55]);0;IF(MOD([.O$12]-[.$B55]; [.$D55]) = 0; [.$E55]; 0))" office:value-type="float" office:value="0" calcext:value-type="float">
            <text:p>0</text:p>
          </table:table-cell>
          <table:table-cell table:formula="of:=IF(OR([.P$12]&lt;[.$B55];[.P$12]&gt;[.$C55]);0;IF(MOD([.P$12]-[.$B55]; [.$D55]) = 0; [.$E55]; 0))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47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00/00/00</text:date>, <text:time style:data-style-name="N2" text:time-value="14:04:01.5952046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1T15:38:22.556891595</meta:creation-date>
    <dc:date>2017-04-04T14:28:56.370728752</dc:date>
    <meta:editing-duration>PT3H19M40S</meta:editing-duration>
    <meta:editing-cycles>13</meta:editing-cycles>
    <meta:generator>LibreOffice/4.2.8.2$Linux_X86_64 LibreOffice_project/420m0$Build-2</meta:generator>
    <dc:creator>carl </dc:creator>
    <meta:document-statistic meta:table-count="1" meta:cell-count="528" meta:object-count="0"/>
  </office:meta>
</office:document-meta>
</file>